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G基礎 課題2</text:title></text:p>
      <text:p text:style-name="OrgTitle"/>
      <text:p text:style-name="OrgSubtitle"><text:initial-creator>情報科学類二年 江畑 拓哉(201611350)</text:initial-creator></text:p>
      <text:p text:style-name="OrgSubtitle"/>
      <text:h text:style-name="Heading_20_1" text:outline-level="1" text:is-list-header="false">
<text:bookmark-start text:name="OrgXref.org0d60e6b"/>
<text:bookmark text:name="org0d60e6b"/>動作環境の説明
<text:bookmark-end text:name="OrgXref.org0d60e6b"/></text:h>
      <text:list text:style-name="OrgBulletedList" text:continue-numbering="false">
        <text:list-item>
          <text:p text:style-name="Text_20_body">OS<text:line-break/>Windows10 Pro 内の Bash on Ubuntu on Windows<text:line-break/>(4.4.0-43-Microsoft #1-Microsoft Wed Dec 31 14:42:53 PST 2014)<text:line-break/></text:p>
        </text:list-item>
        <text:list-item>
          <text:p text:style-name="Text_20_body">コンパイル<text:line-break/>g++ (Ubuntu 5.4.0-6ubuntu1~16.04.4) 5.4.0 20160609<text:line-break/>Copyright (C) 2015 Free Software Foundation, Inc.<text:line-break/></text:p>
        </text:list-item>
        <text:list-item>
          <text:p text:style-name="Text_20_body">コーディング<text:line-break/>Spacemacs 0.200.9 (Emacs24.5.1)<text:line-break/></text:p>
        </text:list-item>
      </text:list>
      <text:h text:style-name="Heading_20_1" text:outline-level="1" text:is-list-header="false">
<text:bookmark-start text:name="OrgXref.orgef9c1ea"/>
<text:bookmark text:name="orgef9c1ea"/>課題１
<text:bookmark-end text:name="OrgXref.orgef9c1ea"/></text:h>
      <text:p text:style-name="Text_20_body">授業用 Web ページにある、それぞれのサンプルコードを実行し、プログラムコードと実行結果の様子を観察しなさい。プログラムの原理を理解するためには、コード内の数値を変更して結果を確認するとよい。<text:line-break/>サンプルコードについてはこの部分の最後にまとめて記載する。<text:line-break/></text:p>
      <text:list text:style-name="OrgNumberedList" text:continue-numbering="false">
        <text:list-item>
          <text:p text:style-name="Text_20_body">01_triangle_rotation.cpp<text:line-break/></text:p>
        </text:list-item>
        <text:list-item>
          <text:p text:style-name="Text_20_body">02_display_list_example.cpp<text:line-break/></text:p>
        </text:list-item>
        <text:list-item>
          <text:p text:style-name="Text_20_body">03_star_rotation.cpp <text:line-break/></text:p>
        </text:list-item>
      </text:list>
      <text:h text:style-name="Heading_20_2" text:outline-level="2" text:is-list-header="false">
<text:bookmark-start text:name="OrgXref.org32eee38"/>
<text:bookmark text:name="org32eee38"/>サンプルコード
<text:bookmark-end text:name="OrgXref.org32eee38"/></text:h>
      <text:list text:style-name="OrgNumberedList" text:continue-numbering="false">
        <text:list-item>
          <text:p text:style-name="Text_20_body">01_triangle_rotation.cpp<text:line-break/></text:p>
          <text:p text:style-name="OrgSrcBlock"><text:span text:style-name="OrgSrcFontLockPreprocessorFace">#</text:span><text:span text:style-name="OrgSrcFontLockPreprocessorFace">include</text:span><text:s/><text:span text:style-name="OrgSrcFontLockStringFace">&lt;math.h&gt;</text:span></text:p>
          <text:p text:style-name="OrgSrcBlock"><text:span text:style-name="OrgSrcFontLockPreprocessorFace">#</text:span><text:span text:style-name="OrgSrcFontLockPreprocessorFace">include</text:span><text:s/><text:span text:style-name="OrgSrcFontLockStringFace">&lt;GL/glut.h&gt;</text:span></text:p>
          <text:p text:style-name="OrgSrcBlock"/>
          <text:p text:style-name="OrgSrcBlock"><text:span text:style-name="OrgSrcFontLockTypeFace">i</text:span><text:span text:style-name="OrgSrcFontLockTypeFace">n</text:span><text:span text:style-name="OrgSrcFontLockTypeFace">t</text:span><text:s/><text:span text:style-name="OrgSrcFontLockVariableNameFace">rotateAngle</text:span>;</text:p>
          <text:p text:style-name="OrgSrcBlock"/>
          <text:p text:style-name="OrgSrcBlock"><text:span text:style-name="OrgSrcFontLockTypeFace">v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p>
          <text:p text:style-name="OrgSrcBlock"><text:s/><text:s/>glClear<text:span text:style-name="OrgSrcRainbowDelimitersDepth2Face">(</text:span>GL_COLOR_BUFFER_BIT<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TRIANGLES<text:span text:style-name="OrgSrcRainbowDelimitersDepth2Face">)</text:span>;</text:p>
          <text:p text:style-name="OrgSrcBlock"><text:s/><text:s/>glVertex3d<text:span text:style-name="OrgSrcRainbowDelimitersDepth2Face">(</text:span><text:span text:style-name="OrgSrcHighlightNumbersNumber">0</text:span>,<text:s/><text:s/><text:s/><text:s/><text:s/><text:span text:style-name="OrgSrcHighlightNumbersNumber">0</text:span>,<text:s/><text:span text:style-name="OrgSrcHighlightNumbersNumber">0</text:span><text:span text:style-name="OrgSrcRainbowDelimitersDepth2Face">)</text:span>;</text:p>
          <text:p text:style-name="OrgSrcBlock"><text:s/><text:s/>glVertex3d<text:span text:style-name="OrgSrcRainbowDelimitersDepth2Face">(</text:span><text:span text:style-name="OrgSrcHighlightNumbersNumber">0.5</text:span>,<text:s/><text:s/><text:s/><text:span text:style-name="OrgSrcHighlightNumbersNumber">0</text:span>,<text:s/><text:span text:style-name="OrgSrcHighlightNumbersNumber">0</text:span><text:span text:style-name="OrgSrcRainbowDelimitersDepth2Face">)</text:span>;</text:p>
          <text:p text:style-name="OrgSrcBlock"><text:s/><text:s/>glVertex3d<text:span text:style-name="OrgSrcRainbowDelimitersDepth2Face">(</text:span><text:span text:style-name="OrgSrcHighlightNumbersNumber">0.5</text:span>,<text:s/><text:span text:style-name="OrgSrcHighlightNumbersNumber">0.5</text:span>,<text:s/><text:span text:style-name="OrgSrcHighlightNumbersNumber">0</text:span><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timer</text:span><text:span text:style-name="OrgSrcRainbowDelimitersDepth1Face">(</text:span><text:span text:style-name="OrgSrcFontLockTypeFace">int</text:span><text:s/><text:span text:style-name="OrgSrcFontLockVariableNameFace">value</text:span><text:span text:style-name="OrgSrcRainbowDelimitersDepth1Face">)</text:span><text:span text:style-name="OrgSrcRainbowDelimitersDepth1Face">{</text:span></text:p>
          <text:p text:style-name="OrgSrcBlock"><text:s/><text:s/>rotateAngle++;</text:p>
          <text:p text:style-name="OrgSrcBlock"><text:s/><text:s/>glutPostRedisplay<text:span text:style-name="OrgSrcRainbowDelimitersDepth2Face">(</text:span><text:span text:style-name="OrgSrcRainbowDelimitersDepth2Face">)</text:span>;</text:p>
          <text:p text:style-name="OrgSrcBlock"><text:s/><text:s/>glutTimerFunc<text:span text:style-name="OrgSrcRainbowDelimitersDepth2Face">(</text:span><text:span text:style-name="OrgSrcHighlightNumbersNumber">100</text:span>,<text:s/>timer,<text:s/><text:span text:style-name="OrgSrcHighlightNumbersNumber">0</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in</text:span><text:span text:style-name="OrgSrcFontLockTypeFace">t</text:span><text:s/><text:span text:style-name="OrgSrcFontLockFunctionNameFace">main</text:span><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p>
          <text:p text:style-name="OrgSrcBlock"><text:span text:style-name="OrgSrcRainbowDelimitersDepth1Face">{</text:span></text:p>
          <text:p text:style-name="OrgSrcBlock"><text:s/><text:s/>glutInit<text:span text:style-name="OrgSrcRainbowDelimitersDepth2Face">(</text:span>&amp;argc,<text:s/>argv<text:span text:style-name="OrgSrcRainbowDelimitersDepth2Face">)</text:span>;</text:p>
          <text:p text:style-name="OrgSrcBlock"><text:s/><text:s/>glutInitDisplayMode<text:span text:style-name="OrgSrcRainbowDelimitersDepth2Face">(</text:span>GLUT_RGBA|GLUT_DOUBLE<text:span text:style-name="OrgSrcRainbowDelimitersDepth2Face">)</text:span>;</text:p>
          <text:p text:style-name="OrgSrcBlock"/>
          <text:p text:style-name="OrgSrcBlock"><text:s/><text:s/>glutInitWindowSize<text:span text:style-name="OrgSrcRainbowDelimitersDepth2Face">(</text:span><text:span text:style-name="OrgSrcHighlightNumbersNumber">400</text:span>,<text:s/><text:span text:style-name="OrgSrcHighlightNumbersNumber">400</text:span><text:span text:style-name="OrgSrcRainbowDelimitersDepth2Face">)</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p>
          <text:p text:style-name="OrgSrcBlock"><text:s/><text:s/>glutDisplayFunc<text:span text:style-name="OrgSrcRainbowDelimitersDepth2Face">(</text:span>display<text:span text:style-name="OrgSrcRainbowDelimitersDepth2Face">)</text:span>;</text:p>
          <text:p text:style-name="OrgSrcBlock"/>
          <text:p text:style-name="OrgSrcBlock"><text:s/><text:s/>glutTimerFunc<text:span text:style-name="OrgSrcRainbowDelimitersDepth2Face">(</text:span><text:span text:style-name="OrgSrcHighlightNumbersNumber">100</text:span>,<text:s/>timer,<text:s/><text:span text:style-name="OrgSrcHighlightNumbersNumber">0</text:span><text:span text:style-name="OrgSrcRainbowDelimitersDepth2Face">)</text:span>;</text:p>
          <text:p text:style-name="OrgSrcBlock"/>
          <text:p text:style-name="OrgSrcBlock"><text:s/><text:s/>rotateAngle<text:s/>=<text:s/><text:span text:style-name="OrgSrcHighlightNumbersNumber">0</text:span>;</text:p>
          <text:p text:style-name="OrgSrcBlock"/>
          <text:p text:style-name="OrgSrcBlock"><text:s/><text:s/>glutMainLoop<text:span text:style-name="OrgSrcRainbowDelimitersDepth2Face">(</text:span><text:span text:style-name="OrgSrcRainbowDelimitersDepth2Face">)</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list-item>
        <text:list-item>
          <text:p text:style-name="Text_20_body">02_display_list_example.cpp<text:line-break/></text:p>
          <text:p text:style-name="OrgSrcBlock"><text:span text:style-name="OrgSrcFontLockPreprocessorFace">#</text:span><text:span text:style-name="OrgSrcFontLockPreprocessorFace">include</text:span><text:s/><text:span text:style-name="OrgSrcFontLockStringFace">&lt;math.h&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s/><text:span text:style-name="OrgSrcFontLockCommentDelimiterFace">//<text:s/></text:span><text:span text:style-name="OrgSrcFontLockCommentFace">ライブラリ用ヘッダファイルの読み込み</text:span></text:p>
          <text:p text:style-name="OrgSrcBlock"/>
          <text:p text:style-name="OrgSrcBlock"><text:span text:style-name="OrgSrcFontLockCommentDelimiterFace">/</text:span><text:span text:style-name="OrgSrcFontLockCommentDelimiterFace">/<text:s/></text:span><text:span text:style-name="OrgSrcFontLockCommentFace">定数πの定義</text:span></text:p>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M_PI</text:p>
          <text:p text:style-name="OrgSrcBlock"><text:span text:style-name="OrgSrcFontLockPreprocessorFace">#</text:span><text:span text:style-name="OrgSrcFontLockPreprocessorFace">define</text:span><text:s/><text:span text:style-name="OrgSrcFontLockVariableNameFace">M_PI</text:span><text:s/><text:span text:style-name="OrgSrcHighlightNumbersNumber">3.14159265358979</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ディスプレイリストの学習</text:span></text:p>
          <text:p text:style-name="OrgSrcBlock"><text:span text:style-name="OrgSrcFontLockCommentDelimiterFace">//<text:s/></text:span><text:span text:style-name="OrgSrcFontLockCommentFace">星を描画する描画命令一式を、ディスプレイリストとして作成しておき</text:span></text:p>
          <text:p text:style-name="OrgSrcBlock"><text:span text:style-name="OrgSrcFontLockCommentDelimiterFace">//<text:s/></text:span><text:span text:style-name="OrgSrcFontLockCommentFace">必要な時に、その命令を呼び出す</text:span></text:p>
          <text:p text:style-name="OrgSrcBlock"/>
          <text:p text:style-name="OrgSrcBlock"><text:span text:style-name="OrgSrcFontLockPreprocessorFace">#</text:span><text:span text:style-name="OrgSrcFontLockPreprocessorFace">define</text:span><text:s/><text:span text:style-name="OrgSrcFontLockVariableNameFace">ID_DRAW_STAR</text:span><text:s/><text:span text:style-name="OrgSrcHighlightNumbersNumber">1</text:span><text:s/><text:span text:style-name="OrgSrcFontLockCommentDelimiterFace">//<text:s/><text:s/></text:span><text:span text:style-name="OrgSrcFontLockCommentFace">glNewList<text:s/>関数で使用する識別ID。値は何でも構わない</text:span></text:p>
          <text:p text:style-name="OrgSrcBlock"/>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s/><text:s/><text:s/><text:s/><text:s/><text:s/><text:s/><text:s/></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pan text:style-name="OrgSrcRainbowDelimitersDepth2Face">(</text:span>GL_COLOR_BUFFER_BIT<text:span text:style-name="OrgSrcRainbowDelimitersDepth2Face">)</text:span>;<text:s/><text:s/><text:s/><text:s/><text:s/><text:s/><text:s/><text:span text:style-name="OrgSrcFontLockCommentDelimiterFace">/</text:span><text:span text:style-name="OrgSrcFontLockCommentDelimiterFace">/<text:s/></text:span><text:span text:style-name="OrgSrcFontLockCommentFace">画面と奥行き情報を初期化</text:span></text:p>
          <text:p text:style-name="OrgSrcBlock"/>
          <text:p text:style-name="OrgSrcBlock"><text:s/><text:s/>glMatrixMode<text:span text:style-name="OrgSrcRainbowDelimitersDepth2Face">(</text:span>GL_MODELVIEW<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Translated<text:span text:style-name="OrgSrcRainbowDelimitersDepth2Face">(</text:span><text:span text:style-name="OrgSrcHighlightNumbersNumber">0.5</text:span>,<text:s/><text:span text:style-name="OrgSrcHighlightNumbersNumber">0</text:span>,<text:s/><text:span text:style-name="OrgSrcHighlightNumbersNumber">0</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glColor3d<text:span text:style-name="OrgSrcRainbowDelimitersDepth2Face">(</text:span><text:span text:style-name="OrgSrcHighlightNumbersNumber">0.0</text:span>,<text:s/><text:span text:style-name="OrgSrcHighlightNumbersNumber">1.0</text:span>,<text:s/><text:span text:style-name="OrgSrcHighlightNumbersNumber">0.0</text:span><text:span text:style-name="OrgSrcRainbowDelimitersDepth2Face">)</text:span>;</text:p>
          <text:p text:style-name="OrgSrcBlock"><text:s/><text:s/>glTranslated<text:span text:style-name="OrgSrcRainbowDelimitersDepth2Face">(</text:span><text:span text:style-name="OrgSrcHighlightNumbersNumber">0</text:span>,<text:s/><text:span text:style-name="OrgSrcHighlightNumbersNumber">0.5</text:span>,<text:s/><text:span text:style-name="OrgSrcHighlightNumbersNumber">0</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1.0</text:span><text:span text:style-name="OrgSrcRainbowDelimitersDepth2Face">)</text:span>;</text:p>
          <text:p text:style-name="OrgSrcBlock"><text:s/><text:s/>glTranslated<text:span text:style-name="OrgSrcRainbowDelimitersDepth2Face">(</text:span>-<text:span text:style-name="OrgSrcHighlightNumbersNumber">0.5</text:span>,<text:s/><text:span text:style-name="OrgSrcHighlightNumbersNumber">0</text:span>,<text:s/><text:span text:style-name="OrgSrcHighlightNumbersNumber">0</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
          <text:p text:style-name="OrgSrcBlock"><text:s/><text:s/>glutSwapBuffers<text:span text:style-name="OrgSrcRainbowDelimitersDepth2Face">(</text:span><text:span text:style-name="OrgSrcRainbowDelimitersDepth2Face">)</text:span>;<text:s/><text:span text:style-name="OrgSrcFontLockCommentDelimiterFace">//<text:s/></text:span><text:span text:style-name="OrgSrcFontLockCommentFace">バッファの入れ替え</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一定時間ごとに呼び出される関数</text:span></text:p>
          <text:p text:style-name="OrgSrcBlock"><text:span text:style-name="OrgSrcFontLockTypeFace">v</text:span><text:span text:style-name="OrgSrcFontLockTypeFace">oi</text:span><text:span text:style-name="OrgSrcFontLockTypeFace">d</text:span><text:s/><text:span text:style-name="OrgSrcFontLockFunctionNameFace">timer</text:span><text:span text:style-name="OrgSrcRainbowDelimitersDepth1Face">(</text:span><text:span text:style-name="OrgSrcFontLockTypeFace">int</text:span><text:s/><text:span text:style-name="OrgSrcFontLockVariableNameFace">value</text:span><text:span text:style-name="OrgSrcRainbowDelimitersDepth1Face">)</text:span><text:s/><text:span text:style-name="OrgSrcRainbowDelimitersDepth1Face">{</text:span></text:p>
          <text:p text:style-name="OrgSrcBlock"/>
          <text:p text:style-name="OrgSrcBlock"><text:s/><text:s/>glutPostRedisplay<text:span text:style-name="OrgSrcRainbowDelimitersDepth2Face">(</text:span><text:span text:style-name="OrgSrcRainbowDelimitersDepth2Face">)</text:span>;<text:s/><text:span text:style-name="OrgSrcFontLockCommentDelimiterFace">/</text:span><text:span text:style-name="OrgSrcFontLockCommentDelimiterFace">/<text:s/></text:span><text:span text:style-name="OrgSrcFontLockCommentFace">再描画命令</text:span></text:p>
          <text:p text:style-name="OrgSrcBlock"><text:s/><text:s/>glutTimerFunc<text:span text:style-name="OrgSrcRainbowDelimitersDepth2Face">(</text:span><text:span text:style-name="OrgSrcHighlightNumbersNumber">100</text:span><text:s/>,<text:s/>timer<text:s/>,<text:s/><text:span text:style-name="OrgSrcHighlightNumbersNumber">0</text:span><text:span text:style-name="OrgSrcRainbowDelimitersDepth2Face">)</text:span>;<text:s/><text:span text:style-name="OrgSrcFontLockCommentDelimiterFace">//<text:s/></text:span><text:span text:style-name="OrgSrcFontLockCommentFace">100ミリ秒後に自身を実行する</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ディスプレイリストを作成する</text:span></text:p>
          <text:p text:style-name="OrgSrcBlock"><text:span text:style-name="OrgSrcFontLockTypeFace">v</text:span><text:span text:style-name="OrgSrcFontLockTypeFace">oi</text:span><text:span text:style-name="OrgSrcFontLockTypeFace">d</text:span><text:s/><text:span text:style-name="OrgSrcFontLockFunctionNameFace">buildDisplayList</text:span><text:span text:style-name="OrgSrcRainbowDelimitersDepth1Face">(</text:span><text:span text:style-name="OrgSrcRainbowDelimitersDepth1Face">)</text:span><text:s/><text:span text:style-name="OrgSrcRainbowDelimitersDepth1Face">{</text:span></text:p>
          <text:p text:style-name="OrgSrcBlock"><text:s/><text:s/>glNewList<text:span text:style-name="OrgSrcRainbowDelimitersDepth2Face">(</text:span>ID_DRAW_STAR,GL_COMPILE<text:span text:style-name="OrgSrcRainbowDelimitersDepth2Face">)</text:span>;</text:p>
          <text:p text:style-name="OrgSrcBlock"/>
          <text:p text:style-name="OrgSrcBlock"><text:s/><text:s/><text:span text:style-name="OrgSrcFontLockTypeFace">doubl</text:span><text:span text:style-name="OrgSrcFontLockTypeFace">e</text:span><text:s/><text:span text:style-name="OrgSrcFontLockVariableNameFace">r0</text:span><text:s/>=<text:s/><text:span text:style-name="OrgSrcHighlightNumbersNumber">0.15</text:span>;<text:s/><text:span text:style-name="OrgSrcFontLockCommentDelimiterFace">/</text:span><text:span text:style-name="OrgSrcFontLockCommentDelimiterFace">/<text:s/></text:span><text:span text:style-name="OrgSrcFontLockCommentFace">星の内径</text:span></text:p>
          <text:p text:style-name="OrgSrcBlock"><text:s/><text:s/><text:span text:style-name="OrgSrcFontLockTypeFace">d</text:span><text:span text:style-name="OrgSrcFontLockTypeFace">oubl</text:span><text:span text:style-name="OrgSrcFontLockTypeFace">e</text:span><text:s/><text:span text:style-name="OrgSrcFontLockVariableNameFace">r1</text:span><text:s/>=<text:s/><text:span text:style-name="OrgSrcHighlightNumbersNumber">0.4</text:span>;<text:s/><text:span text:style-name="OrgSrcFontLockCommentDelimiterFace">/</text:span><text:span text:style-name="OrgSrcFontLockCommentDelimiterFace">/<text:s/></text:span><text:span text:style-name="OrgSrcFontLockCommentFace">星の外径</text:span></text:p>
          <text:p text:style-name="OrgSrcBlock"><text:s/><text:s/>glBegin<text:span text:style-name="OrgSrcRainbowDelimitersDepth2Face">(</text:span>GL_TRIANGLES<text:span text:style-name="OrgSrcRainbowDelimitersDepth2Face">)</text:span>;</text:p>
          <text:p text:style-name="OrgSrcBlock"><text:s/><text:s/><text:span text:style-name="OrgSrcFontLockKeywordFace">for</text:span><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text:span text:style-name="OrgSrcHighlightNumbersNumber">5</text:span>;<text:s/>i++<text:span text:style-name="OrgSrcRainbowDelimitersDepth2Face">)</text:span><text:s/><text:span text:style-name="OrgSrcRainbowDelimitersDepth2Face">{</text:span><text:s/><text:span text:style-name="OrgSrcFontLockCommentDelimiterFace">/</text:span><text:span text:style-name="OrgSrcFontLockCommentDelimiterFace">/<text:s/></text:span><text:span text:style-name="OrgSrcFontLockCommentFace">5つの三角形で星を表現する</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deg</text:span><text:s/>=<text:s/>i<text:s/>*<text:s/><text:span text:style-name="OrgSrcHighlightNumbersNumber">72</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s/><text:s/><text:span text:style-name="OrgSrcFontLockCommentDelimiterFace">/</text:span><text:span text:style-name="OrgSrcFontLockCommentDelimiterFace">/<text:s/></text:span><text:span text:style-name="OrgSrcFontLockCommentFace">内側の頂点</text:span></text:p>
          <text:p text:style-name="OrgSrcBlock"><text:s/><text:s/><text:s/><text:s/>glVertex3d<text:span text:style-name="OrgSrcRainbowDelimitersDepth3Face">(</text:span>r1<text:s/>*<text:s/>cos<text:span text:style-name="OrgSrcRainbowDelimitersDepth4Face">(</text:span><text:s/>deg<text:s/>*<text:s/>M_PI<text:s/>/<text:s/><text:span text:style-name="OrgSrcHighlightNumbersNumber">180.0</text:span><text:span text:style-name="OrgSrcRainbowDelimitersDepth4Face">)</text:span>,<text:s/>r1<text:s/>*<text:s/>sin<text:span text:style-name="OrgSrcRainbowDelimitersDepth4Face">(</text:span><text:s/>deg<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s/><text:s/><text:span text:style-name="OrgSrcFontLockCommentDelimiterFace">/</text:span><text:span text:style-name="OrgSrcFontLockCommentDelimiterFace">/<text:s/></text:span><text:span text:style-name="OrgSrcFontLockCommentFace">外側の頂点</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s/><text:s/><text:span text:style-name="OrgSrcFontLockCommentDelimiterFace">//<text:s/></text:span><text:span text:style-name="OrgSrcFontLockCommentFace">内側の頂点</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s/><text:s/><text:s/><text:s/><text:s/><text:s/><text:s/><text:s/><text:s/><text:s/><text:s/><text:s/><text:s/><text:s/><text:s/></text:p>
          <text:p text:style-name="OrgSrcBlock"/>
          <text:p text:style-name="OrgSrcBlock"><text:s/><text:s/>glEndList<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p>
          <text:p text:style-name="OrgSrcBlock"/>
          <text:p text:style-name="OrgSrcBlock"><text:s/><text:s/>glutInitWindowSize<text:span text:style-name="OrgSrcRainbowDelimitersDepth2Face">(</text:span><text:span text:style-name="OrgSrcHighlightNumbersNumber">400</text:span><text:s/>,<text:s/><text:span text:style-name="OrgSrcHighlightNumbersNumber">4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
          <text:p text:style-name="OrgSrcBlock"><text:s/><text:s/>glutTimerFunc<text:span text:style-name="OrgSrcRainbowDelimitersDepth2Face">(</text:span><text:span text:style-name="OrgSrcHighlightNumbersNumber">100</text:span><text:s/>,<text:s/>timer<text:s/>,<text:s/><text:span text:style-name="OrgSrcHighlightNumbersNumber">0</text:span><text:span text:style-name="OrgSrcRainbowDelimitersDepth2Face">)</text:span>;<text:s/><text:span text:style-name="OrgSrcFontLockCommentDelimiterFace">/</text:span><text:span text:style-name="OrgSrcFontLockCommentDelimiterFace">/<text:s/></text:span><text:span text:style-name="OrgSrcFontLockCommentFace">100ミリ秒後に実行する関数の指定</text:span></text:p>
          <text:p text:style-name="OrgSrcBlock"/>
          <text:p text:style-name="OrgSrcBlock"><text:s/><text:s/>buildDisplayList<text:span text:style-name="OrgSrcRainbowDelimitersDepth2Face">(</text:span><text:span text:style-name="OrgSrcRainbowDelimitersDepth2Face">)</text:span>;</text:p>
          <text:p text:style-name="OrgSrcBlock"/>
          <text:p text:style-name="OrgSrcBlock"/>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list-item>
        <text:list-item>
          <text:p text:style-name="Text_20_body">03_star_rotation.cpp<text:line-break/></text:p>
          <text:p text:style-name="OrgSrcBlock"><text:span text:style-name="OrgSrcFontLockPreprocessorFace">#</text:span><text:span text:style-name="OrgSrcFontLockPreprocessorFace">include</text:span><text:s/><text:span text:style-name="OrgSrcFontLockStringFace">&lt;math.h&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s/><text:span text:style-name="OrgSrcFontLockCommentDelimiterFace">//<text:s/></text:span><text:span text:style-name="OrgSrcFontLockCommentFace">ライブラリ用ヘッダファイルの読み込み</text:span></text:p>
          <text:p text:style-name="OrgSrcBlock"/>
          <text:p text:style-name="OrgSrcBlock"><text:span text:style-name="OrgSrcFontLockCommentDelimiterFace">/</text:span><text:span text:style-name="OrgSrcFontLockCommentDelimiterFace">/<text:s/></text:span><text:span text:style-name="OrgSrcFontLockCommentFace">定数πの定義</text:span></text:p>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M_PI</text:p>
          <text:p text:style-name="OrgSrcBlock"><text:span text:style-name="OrgSrcFontLockPreprocessorFace">#</text:span><text:span text:style-name="OrgSrcFontLockPreprocessorFace">define</text:span><text:s/><text:span text:style-name="OrgSrcFontLockVariableNameFace">M_PI</text:span><text:s/><text:span text:style-name="OrgSrcHighlightNumbersNumber">3.14159265358979</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ディスプレイリストの学習</text:span></text:p>
          <text:p text:style-name="OrgSrcBlock"><text:span text:style-name="OrgSrcFontLockCommentDelimiterFace">//<text:s/></text:span><text:span text:style-name="OrgSrcFontLockCommentFace">星を描画する描画命令一式を、ディスプレイリストとして作成しておき</text:span></text:p>
          <text:p text:style-name="OrgSrcBlock"><text:span text:style-name="OrgSrcFontLockCommentDelimiterFace">//<text:s/></text:span><text:span text:style-name="OrgSrcFontLockCommentFace">必要な時に、その命令を呼び出す</text:span></text:p>
          <text:p text:style-name="OrgSrcBlock"/>
          <text:p text:style-name="OrgSrcBlock"><text:span text:style-name="OrgSrcFontLockPreprocessorFace">#</text:span><text:span text:style-name="OrgSrcFontLockPreprocessorFace">define</text:span><text:s/><text:span text:style-name="OrgSrcFontLockVariableNameFace">ID_DRAW_STAR</text:span><text:s/><text:span text:style-name="OrgSrcHighlightNumbersNumber">1</text:span><text:s/><text:span text:style-name="OrgSrcFontLockCommentDelimiterFace">//<text:s/><text:s/></text:span><text:span text:style-name="OrgSrcFontLockCommentFace">glNewList<text:s/>関数で使用する識別ID。値は何でも構わない</text:span></text:p>
          <text:p text:style-name="OrgSrcBlock"/>
          <text:p text:style-name="OrgSrcBlock"><text:span text:style-name="OrgSrcFontLockTypeFace">i</text:span><text:span text:style-name="OrgSrcFontLockTypeFace">n</text:span><text:span text:style-name="OrgSrcFontLockTypeFace">t</text:span><text:s/><text:span text:style-name="OrgSrcFontLockVariableNameFace">rotateAngle</text:span>;<text:s/><text:span text:style-name="OrgSrcFontLockCommentDelimiterFace">/</text:span><text:span text:style-name="OrgSrcFontLockCommentDelimiterFace">/<text:s/></text:span><text:span text:style-name="OrgSrcFontLockCommentFace">回転角度を記録しておく変数</text:span></text:p>
          <text:p text:style-name="OrgSrcBlock"/>
          <text:p text:style-name="OrgSrcBlock"><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s/><text:s/><text:s/><text:s/><text:s/><text:s/><text:s/><text:s/></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pan text:style-name="OrgSrcRainbowDelimitersDepth2Face">(</text:span>GL_COLOR_BUFFER_BIT<text:span text:style-name="OrgSrcRainbowDelimitersDepth2Face">)</text:span>;<text:s/><text:s/><text:s/><text:s/><text:s/><text:s/><text:s/><text:span text:style-name="OrgSrcFontLockCommentDelimiterFace">/</text:span><text:span text:style-name="OrgSrcFontLockCommentDelimiterFace">/<text:s/></text:span><text:span text:style-name="OrgSrcFontLockCommentFace">画面と奥行き情報を初期化</text:span></text:p>
          <text:p text:style-name="OrgSrcBlock"/>
          <text:p text:style-name="OrgSrcBlock"><text:s/><text:s/>glMatrixMode<text:span text:style-name="OrgSrcRainbowDelimitersDepth2Face">(</text:span>GL_MODELVIEW<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Translated<text:span text:style-name="OrgSrcRainbowDelimitersDepth2Face">(</text:span><text:span text:style-name="OrgSrcHighlightNumbersNumber">0.5</text:span>,<text:s/><text:span text:style-name="OrgSrcHighlightNumbersNumber">0</text:span>,<text:s/><text:span text:style-name="OrgSrcHighlightNumbersNumber">0</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1.0</text:span>,<text:s/><text:span text:style-name="OrgSrcHighlightNumbersNumber">0.0</text:span><text:span text:style-name="OrgSrcRainbowDelimitersDepth2Face">)</text:span>;</text:p>
          <text:p text:style-name="OrgSrcBlock"><text:s/><text:s/>glTranslated<text:span text:style-name="OrgSrcRainbowDelimitersDepth2Face">(</text:span><text:span text:style-name="OrgSrcHighlightNumbersNumber">0</text:span>,<text:s/><text:span text:style-name="OrgSrcHighlightNumbersNumber">0.5</text:span>,<text:s/><text:span text:style-name="OrgSrcHighlightNumbersNumber">0</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1.0</text:span><text:span text:style-name="OrgSrcRainbowDelimitersDepth2Face">)</text:span>;</text:p>
          <text:p text:style-name="OrgSrcBlock"><text:s/><text:s/>glTranslated<text:span text:style-name="OrgSrcRainbowDelimitersDepth2Face">(</text:span>-<text:span text:style-name="OrgSrcHighlightNumbersNumber">0.5</text:span>,<text:s/><text:span text:style-name="OrgSrcHighlightNumbersNumber">0</text:span>,<text:s/><text:span text:style-name="OrgSrcHighlightNumbersNumber">0</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
          <text:p text:style-name="OrgSrcBlock"><text:s/><text:s/>glutSwapBuffers<text:span text:style-name="OrgSrcRainbowDelimitersDepth2Face">(</text:span><text:span text:style-name="OrgSrcRainbowDelimitersDepth2Face">)</text:span>;<text:s/><text:span text:style-name="OrgSrcFontLockCommentDelimiterFace">//<text:s/></text:span><text:span text:style-name="OrgSrcFontLockCommentFace">バッファの入れ替え</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一定時間ごとに呼び出される関数</text:span></text:p>
          <text:p text:style-name="OrgSrcBlock"><text:span text:style-name="OrgSrcFontLockTypeFace">v</text:span><text:span text:style-name="OrgSrcFontLockTypeFace">oi</text:span><text:span text:style-name="OrgSrcFontLockTypeFace">d</text:span><text:s/><text:span text:style-name="OrgSrcFontLockFunctionNameFace">timer</text:span><text:span text:style-name="OrgSrcRainbowDelimitersDepth1Face">(</text:span><text:span text:style-name="OrgSrcFontLockTypeFace">int</text:span><text:s/><text:span text:style-name="OrgSrcFontLockVariableNameFace">value</text:span><text:span text:style-name="OrgSrcRainbowDelimitersDepth1Face">)</text:span><text:s/><text:span text:style-name="OrgSrcRainbowDelimitersDepth1Face">{</text:span></text:p>
          <text:p text:style-name="OrgSrcBlock"><text:s/><text:s/>rotateAngle++;<text:s/><text:span text:style-name="OrgSrcFontLockCommentDelimiterFace">/</text:span><text:span text:style-name="OrgSrcFontLockCommentDelimiterFace">/<text:s/></text:span><text:span text:style-name="OrgSrcFontLockCommentFace">回転角度の更新</text:span></text:p>
          <text:p text:style-name="OrgSrcBlock"/>
          <text:p text:style-name="OrgSrcBlock"><text:s/><text:s/>glutPostRedisplay<text:span text:style-name="OrgSrcRainbowDelimitersDepth2Face">(</text:span><text:span text:style-name="OrgSrcRainbowDelimitersDepth2Face">)</text:span>;<text:s/><text:span text:style-name="OrgSrcFontLockCommentDelimiterFace">/</text:span><text:span text:style-name="OrgSrcFontLockCommentDelimiterFace">/<text:s/></text:span><text:span text:style-name="OrgSrcFontLockCommentFace">再描画命令</text:span></text:p>
          <text:p text:style-name="OrgSrcBlock"><text:s/><text:s/>glutTimerFunc<text:span text:style-name="OrgSrcRainbowDelimitersDepth2Face">(</text:span><text:span text:style-name="OrgSrcHighlightNumbersNumber">100</text:span><text:s/>,<text:s/>timer<text:s/>,<text:s/><text:span text:style-name="OrgSrcHighlightNumbersNumber">0</text:span><text:span text:style-name="OrgSrcRainbowDelimitersDepth2Face">)</text:span>;<text:s/><text:span text:style-name="OrgSrcFontLockCommentDelimiterFace">//<text:s/></text:span><text:span text:style-name="OrgSrcFontLockCommentFace">100ミリ秒後に自身を実行する</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ディスプレイリストを作成する</text:span></text:p>
          <text:p text:style-name="OrgSrcBlock"><text:span text:style-name="OrgSrcFontLockTypeFace">v</text:span><text:span text:style-name="OrgSrcFontLockTypeFace">oi</text:span><text:span text:style-name="OrgSrcFontLockTypeFace">d</text:span><text:s/><text:span text:style-name="OrgSrcFontLockFunctionNameFace">buildDisplayList</text:span><text:span text:style-name="OrgSrcRainbowDelimitersDepth1Face">(</text:span><text:span text:style-name="OrgSrcRainbowDelimitersDepth1Face">)</text:span><text:s/><text:span text:style-name="OrgSrcRainbowDelimitersDepth1Face">{</text:span></text:p>
          <text:p text:style-name="OrgSrcBlock"><text:s/><text:s/>glNewList<text:span text:style-name="OrgSrcRainbowDelimitersDepth2Face">(</text:span>ID_DRAW_STAR,GL_COMPILE<text:span text:style-name="OrgSrcRainbowDelimitersDepth2Face">)</text:span>;</text:p>
          <text:p text:style-name="OrgSrcBlock"/>
          <text:p text:style-name="OrgSrcBlock"><text:s/><text:s/><text:span text:style-name="OrgSrcFontLockTypeFace">doubl</text:span><text:span text:style-name="OrgSrcFontLockTypeFace">e</text:span><text:s/><text:span text:style-name="OrgSrcFontLockVariableNameFace">r0</text:span><text:s/>=<text:s/><text:span text:style-name="OrgSrcHighlightNumbersNumber">0.15</text:span>;<text:s/><text:span text:style-name="OrgSrcFontLockCommentDelimiterFace">/</text:span><text:span text:style-name="OrgSrcFontLockCommentDelimiterFace">/<text:s/></text:span><text:span text:style-name="OrgSrcFontLockCommentFace">星の内径</text:span></text:p>
          <text:p text:style-name="OrgSrcBlock"><text:s/><text:s/><text:span text:style-name="OrgSrcFontLockTypeFace">d</text:span><text:span text:style-name="OrgSrcFontLockTypeFace">oubl</text:span><text:span text:style-name="OrgSrcFontLockTypeFace">e</text:span><text:s/><text:span text:style-name="OrgSrcFontLockVariableNameFace">r1</text:span><text:s/>=<text:s/><text:span text:style-name="OrgSrcHighlightNumbersNumber">0.4</text:span>;<text:s/><text:span text:style-name="OrgSrcFontLockCommentDelimiterFace">/</text:span><text:span text:style-name="OrgSrcFontLockCommentDelimiterFace">/<text:s/></text:span><text:span text:style-name="OrgSrcFontLockCommentFace">星の外径</text:span></text:p>
          <text:p text:style-name="OrgSrcBlock"><text:s/><text:s/>glBegin<text:span text:style-name="OrgSrcRainbowDelimitersDepth2Face">(</text:span>GL_TRIANGLES<text:span text:style-name="OrgSrcRainbowDelimitersDepth2Face">)</text:span>;</text:p>
          <text:p text:style-name="OrgSrcBlock"><text:s/><text:s/><text:span text:style-name="OrgSrcFontLockKeywordFace">for</text:span><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text:span text:style-name="OrgSrcHighlightNumbersNumber">5</text:span>;<text:s/>i++<text:span text:style-name="OrgSrcRainbowDelimitersDepth2Face">)</text:span><text:s/><text:span text:style-name="OrgSrcRainbowDelimitersDepth2Face">{</text:span><text:s/><text:span text:style-name="OrgSrcFontLockCommentDelimiterFace">/</text:span><text:span text:style-name="OrgSrcFontLockCommentDelimiterFace">/<text:s/></text:span><text:span text:style-name="OrgSrcFontLockCommentFace">5つの三角形で星を表現する</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deg</text:span><text:s/>=<text:s/>i<text:s/>*<text:s/><text:span text:style-name="OrgSrcHighlightNumbersNumber">72</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s/><text:s/><text:span text:style-name="OrgSrcFontLockCommentDelimiterFace">/</text:span><text:span text:style-name="OrgSrcFontLockCommentDelimiterFace">/<text:s/></text:span><text:span text:style-name="OrgSrcFontLockCommentFace">内側の頂点</text:span></text:p>
          <text:p text:style-name="OrgSrcBlock"><text:s/><text:s/><text:s/><text:s/>glVertex3d<text:span text:style-name="OrgSrcRainbowDelimitersDepth3Face">(</text:span>r1<text:s/>*<text:s/>cos<text:span text:style-name="OrgSrcRainbowDelimitersDepth4Face">(</text:span><text:s/>deg<text:s/>*<text:s/>M_PI<text:s/>/<text:s/><text:span text:style-name="OrgSrcHighlightNumbersNumber">180.0</text:span><text:span text:style-name="OrgSrcRainbowDelimitersDepth4Face">)</text:span>,<text:s/>r1<text:s/>*<text:s/>sin<text:span text:style-name="OrgSrcRainbowDelimitersDepth4Face">(</text:span><text:s/>deg<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s/><text:s/><text:span text:style-name="OrgSrcFontLockCommentDelimiterFace">/</text:span><text:span text:style-name="OrgSrcFontLockCommentDelimiterFace">/<text:s/></text:span><text:span text:style-name="OrgSrcFontLockCommentFace">外側の頂点</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s/><text:s/><text:span text:style-name="OrgSrcFontLockCommentDelimiterFace">//<text:s/></text:span><text:span text:style-name="OrgSrcFontLockCommentFace">内側の頂点</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s/><text:s/><text:s/><text:s/><text:s/><text:s/><text:s/><text:s/><text:s/><text:s/><text:s/><text:s/><text:s/><text:s/><text:s/></text:p>
          <text:p text:style-name="OrgSrcBlock"/>
          <text:p text:style-name="OrgSrcBlock"><text:s/><text:s/>glEndList<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p>
          <text:p text:style-name="OrgSrcBlock"/>
          <text:p text:style-name="OrgSrcBlock"><text:s/><text:s/>glutInitWindowSize<text:span text:style-name="OrgSrcRainbowDelimitersDepth2Face">(</text:span><text:span text:style-name="OrgSrcHighlightNumbersNumber">400</text:span><text:s/>,<text:s/><text:span text:style-name="OrgSrcHighlightNumbersNumber">4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
          <text:p text:style-name="OrgSrcBlock"><text:s/><text:s/>glutTimerFunc<text:span text:style-name="OrgSrcRainbowDelimitersDepth2Face">(</text:span><text:span text:style-name="OrgSrcHighlightNumbersNumber">100</text:span><text:s/>,<text:s/>timer<text:s/>,<text:s/><text:span text:style-name="OrgSrcHighlightNumbersNumber">0</text:span><text:span text:style-name="OrgSrcRainbowDelimitersDepth2Face">)</text:span>;<text:s/><text:span text:style-name="OrgSrcFontLockCommentDelimiterFace">/</text:span><text:span text:style-name="OrgSrcFontLockCommentDelimiterFace">/<text:s/></text:span><text:span text:style-name="OrgSrcFontLockCommentFace">100ミリ秒後に実行する関数の指定</text:span></text:p>
          <text:p text:style-name="OrgSrcBlock"/>
          <text:p text:style-name="OrgSrcBlock"><text:s/><text:s/>buildDisplayList<text:span text:style-name="OrgSrcRainbowDelimitersDepth2Face">(</text:span><text:span text:style-name="OrgSrcRainbowDelimitersDepth2Face">)</text:span>;</text:p>
          <text:p text:style-name="OrgSrcBlock"/>
          <text:p text:style-name="OrgSrcBlock"><text:s/><text:s/>rotateAngle<text:s/>=<text:s/><text:span text:style-name="OrgSrcHighlightNumbersNumber">0</text:span>;<text:s/><text:s/><text:s/><text:s/><text:s/><text:s/><text:s/><text:s/><text:s/><text:s/><text:s/><text:s/><text:s/><text:s/><text:s/><text:s/><text:span text:style-name="OrgSrcFontLockCommentDelimiterFace">/</text:span><text:span text:style-name="OrgSrcFontLockCommentDelimiterFace">/<text:s/></text:span><text:span text:style-name="OrgSrcFontLockCommentFace">変数の初期値の設定</text:span></text:p>
          <text:p text:style-name="OrgSrcBlock"/>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list-item>
      </text:list>
      <text:h text:style-name="Heading_20_1" text:outline-level="1" text:is-list-header="false">
<text:bookmark-start text:name="OrgXref.org906a9db"/>
<text:bookmark text:name="org906a9db"/>課題2
<text:bookmark-end text:name="OrgXref.org906a9db"/></text:h>
      <text:p text:style-name="Text_20_body">　03_star_rotation.cpp を実行すると、赤い星だけがその場で回転する。このプログラムコードを改変し、3 つの星すべてが赤い星と同様にそれぞれが回転するようにし、さらに全ての星が原点（画面の中心）のまわりを回るようにしなさい（地球が自転しながら、太陽の周りを回っているイメージ）。<text:line-break/></text:p>
      <text:h text:style-name="Heading_20_2" text:outline-level="2" text:is-list-header="false">
<text:bookmark-start text:name="OrgXref.orgfd14544"/>
<text:bookmark text:name="orgfd14544"/>コード
<text:bookmark-end text:name="OrgXref.orgfd14544"/></text:h>
      <text:p text:style-name="OrgSrcBlock"><text:span text:style-name="OrgSrcFontLockPreprocessorFace">#</text:span><text:span text:style-name="OrgSrcFontLockPreprocessorFace">include</text:span><text:s/><text:span text:style-name="OrgSrcFontLockStringFace">&lt;math.h&gt;</text:span></text:p>
      <text:p text:style-name="OrgSrcBlock"><text:span text:style-name="OrgSrcFontLockPreprocessorFace">#</text:span><text:span text:style-name="OrgSrcFontLockPreprocessorFace">include</text:span><text:s/><text:span text:style-name="OrgSrcFontLockStringFace">&lt;GL/glut.h&gt;</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M_PI</text:p>
      <text:p text:style-name="OrgSrcBlock"><text:span text:style-name="OrgSrcFontLockPreprocessorFace">#</text:span><text:span text:style-name="OrgSrcFontLockPreprocessorFace">define</text:span><text:s/><text:span text:style-name="OrgSrcFontLockVariableNameFace">M_PI</text:span><text:s/><text:span text:style-name="OrgSrcHighlightNumbersNumber">3.14159265358979</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ID_DRAW_STAR</text:span><text:s/><text:span text:style-name="OrgSrcHighlightNumbersNumber">1</text:span></text:p>
      <text:p text:style-name="OrgSrcBlock"><text:span text:style-name="OrgSrcFontLockPreprocessorFace">#</text:span><text:span text:style-name="OrgSrcFontLockPreprocessorFace">define</text:span><text:s/><text:span text:style-name="OrgSrcFontLockVariableNameFace">ID_DRAW_STAR2</text:span><text:s/><text:span text:style-name="OrgSrcHighlightNumbersNumber">2</text:span></text:p>
      <text:p text:style-name="OrgSrcBlock"/>
      <text:p text:style-name="OrgSrcBlock"><text:span text:style-name="OrgSrcFontLockTypeFace">i</text:span><text:span text:style-name="OrgSrcFontLockTypeFace">n</text:span><text:span text:style-name="OrgSrcFontLockTypeFace">t</text:span><text:s/><text:s/><text:span text:style-name="OrgSrcFontLockVariableNameFace">rotateAngle</text:span>;</text:p>
      <text:p text:style-name="OrgSrcBlock"/>
      <text:p text:style-name="OrgSrcBlock"><text:span text:style-name="OrgSrcFontLockTypeFace">v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p>
      <text:p text:style-name="OrgSrcBlock"><text:s/><text:s/>glClear<text:span text:style-name="OrgSrcRainbowDelimitersDepth2Face">(</text:span>GL_COLOR_BUFFER_BIT<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text:s/><text:s/><text:span text:style-name="OrgSrcFontLockCommentDelimiterFace">/</text:span><text:span text:style-name="OrgSrcFontLockCommentDelimiterFace">/<text:s/></text:span><text:span text:style-name="OrgSrcFontLockCommentFace">*</text:span></text:p>
      <text:p text:style-name="OrgSrcBlock"><text:s/><text:s/>glPushMatrix<text:span text:style-name="OrgSrcRainbowDelimitersDepth2Face">(</text:span><text:span text:style-name="OrgSrcRainbowDelimitersDepth2Face">)</text:span>;</text:p>
      <text:p text:style-name="OrgSrcBlock"><text:s/><text:s/>glTranslated<text:span text:style-name="OrgSrcRainbowDelimitersDepth2Face">(</text:span><text:span text:style-name="OrgSrcHighlightNumbersNumber">0</text:span>,<text:s/><text:span text:style-name="OrgSrcHighlightNumbersNumber">0</text:span>,<text:s/><text:span text:style-name="OrgSrcHighlightNumbersNumber">0</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
      <text:p text:style-name="OrgSrcBlock"><text:span text:style-name="OrgSrcFontLockCommentDelimiterFace">/</text:span><text:span text:style-name="OrgSrcFontLockCommentDelimiterFace">/</text:span><text:span text:style-name="OrgSrcFontLockCommentFace">1</text:span></text:p>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Translated<text:span text:style-name="OrgSrcRainbowDelimitersDepth2Face">(</text:span><text:span text:style-name="OrgSrcHighlightNumbersNumber">0.5</text:span>,<text:s/><text:span text:style-name="OrgSrcHighlightNumbersNumber">0</text:span>,<text:s/><text:span text:style-name="OrgSrcHighlightNumbersNumber">0</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text:span text:style-name="OrgSrcFontLockCommentDelimiterFace">/</text:span><text:span text:style-name="OrgSrcFontLockCommentDelimiterFace">/</text:span><text:span text:style-name="OrgSrcFontLockCommentFace">2</text:span></text:p>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1.0</text:span>,<text:s/><text:span text:style-name="OrgSrcHighlightNumbersNumber">0.0</text:span><text:span text:style-name="OrgSrcRainbowDelimitersDepth2Face">)</text:span>;</text:p>
      <text:p text:style-name="OrgSrcBlock"><text:s/><text:s/>glTranslated<text:span text:style-name="OrgSrcRainbowDelimitersDepth2Face">(</text:span><text:span text:style-name="OrgSrcHighlightNumbersNumber">0</text:span>,<text:s/><text:span text:style-name="OrgSrcHighlightNumbersNumber">0.5</text:span>,<text:s/><text:span text:style-name="OrgSrcHighlightNumbersNumber">0</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text:span text:style-name="OrgSrcFontLockCommentDelimiterFace">/</text:span><text:span text:style-name="OrgSrcFontLockCommentDelimiterFace">/</text:span><text:span text:style-name="OrgSrcFontLockCommentFace">3</text:span></text:p>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1.0</text:span><text:span text:style-name="OrgSrcRainbowDelimitersDepth2Face">)</text:span>;</text:p>
      <text:p text:style-name="OrgSrcBlock"><text:s/><text:s/>glTranslated<text:span text:style-name="OrgSrcRainbowDelimitersDepth2Face">(</text:span>-<text:span text:style-name="OrgSrcHighlightNumbersNumber">0.5</text:span>,<text:s/><text:span text:style-name="OrgSrcHighlightNumbersNumber">0</text:span>,<text:s/><text:span text:style-name="OrgSrcHighlightNumbersNumber">0</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
      <text:p text:style-name="OrgSrcBlock"><text:s/><text:s/>glPopMatrix<text:span text:style-name="OrgSrcRainbowDelimitersDepth2Face">(</text:span><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timer</text:span><text:span text:style-name="OrgSrcRainbowDelimitersDepth1Face">(</text:span><text:span text:style-name="OrgSrcFontLockTypeFace">int</text:span><text:s/><text:span text:style-name="OrgSrcFontLockVariableNameFace">value</text:span><text:span text:style-name="OrgSrcRainbowDelimitersDepth1Face">)</text:span><text:s/><text:span text:style-name="OrgSrcRainbowDelimitersDepth1Face">{</text:span></text:p>
      <text:p text:style-name="OrgSrcBlock"><text:s/><text:s/>rotateAngle++;</text:p>
      <text:p text:style-name="OrgSrcBlock"/>
      <text:p text:style-name="OrgSrcBlock"><text:s/><text:s/>glutPostRedisplay<text:span text:style-name="OrgSrcRainbowDelimitersDepth2Face">(</text:span><text:span text:style-name="OrgSrcRainbowDelimitersDepth2Face">)</text:span>;</text:p>
      <text:p text:style-name="OrgSrcBlock"><text:s/><text:s/>glutTimerFunc<text:span text:style-name="OrgSrcRainbowDelimitersDepth2Face">(</text:span><text:span text:style-name="OrgSrcHighlightNumbersNumber">100</text:span>,<text:s/>timer,<text:s/><text:span text:style-name="OrgSrcHighlightNumbersNumber">0</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buildDisplayList</text:span><text:span text:style-name="OrgSrcRainbowDelimitersDepth1Face">(</text:span><text:span text:style-name="OrgSrcRainbowDelimitersDepth1Face">)</text:span><text:s/><text:span text:style-name="OrgSrcRainbowDelimitersDepth1Face">{</text:span></text:p>
      <text:p text:style-name="OrgSrcBlock"><text:s/><text:s/>glNewList<text:span text:style-name="OrgSrcRainbowDelimitersDepth2Face">(</text:span>ID_DRAW_STAR,GL_COMPILE<text:span text:style-name="OrgSrcRainbowDelimitersDepth2Face">)</text:span>;</text:p>
      <text:p text:style-name="OrgSrcBlock"/>
      <text:p text:style-name="OrgSrcBlock"><text:s/><text:s/><text:span text:style-name="OrgSrcFontLockTypeFace">doubl</text:span><text:span text:style-name="OrgSrcFontLockTypeFace">e</text:span><text:s/><text:span text:style-name="OrgSrcFontLockVariableNameFace">r0</text:span><text:s/>=<text:s/><text:span text:style-name="OrgSrcHighlightNumbersNumber">0.15</text:span>;</text:p>
      <text:p text:style-name="OrgSrcBlock"><text:s/><text:s/><text:span text:style-name="OrgSrcFontLockTypeFace">doubl</text:span><text:span text:style-name="OrgSrcFontLockTypeFace">e</text:span><text:s/><text:span text:style-name="OrgSrcFontLockVariableNameFace">r1</text:span><text:s/>=<text:s/><text:span text:style-name="OrgSrcHighlightNumbersNumber">0.4</text:span>;</text:p>
      <text:p text:style-name="OrgSrcBlock"><text:s/><text:s/>glBegin<text:span text:style-name="OrgSrcRainbowDelimitersDepth2Face">(</text:span>GL_TRIANGLES<text:span text:style-name="OrgSrcRainbowDelimitersDepth2Face">)</text:span>;</text:p>
      <text:p text:style-name="OrgSrcBlock"><text:s/><text:s/><text:span text:style-name="OrgSrcFontLockKeywordFace">for</text:span><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text:span text:style-name="OrgSrcHighlightNumbersNumber">5</text:span>;<text:s/>i++<text:span text:style-name="OrgSrcRainbowDelimitersDepth2Face">)</text:span><text:s/><text:span text:style-name="OrgSrcRainbowDelimitersDepth2Face">{</text:span></text:p>
      <text:p text:style-name="OrgSrcBlock"><text:s/><text:s/><text:s/><text:s/><text:span text:style-name="OrgSrcFontLockTypeFace">in</text:span><text:span text:style-name="OrgSrcFontLockTypeFace">t</text:span><text:s/><text:span text:style-name="OrgSrcFontLockVariableNameFace">deg</text:span><text:s/>=<text:s/>i<text:s/>*<text:s/><text:span text:style-name="OrgSrcHighlightNumbersNumber">72</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text:s/>glVertex3d<text:span text:style-name="OrgSrcRainbowDelimitersDepth3Face">(</text:span>r1<text:s/>*<text:s/>cos<text:span text:style-name="OrgSrcRainbowDelimitersDepth4Face">(</text:span><text:s/>deg<text:s/>*<text:s/>M_PI<text:s/>/<text:s/><text:span text:style-name="OrgSrcHighlightNumbersNumber">180.0</text:span><text:span text:style-name="OrgSrcRainbowDelimitersDepth4Face">)</text:span>,<text:s/>r1<text:s/>*<text:s/>sin<text:span text:style-name="OrgSrcRainbowDelimitersDepth4Face">(</text:span><text:s/>deg<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glEndList<text:span text:style-name="OrgSrcRainbowDelimitersDepth2Face">(</text:span><text:span text:style-name="OrgSrcRainbowDelimitersDepth2Face">)</text:span>;</text:p>
      <text:p text:style-name="OrgSrcBlock"/>
      <text:p text:style-name="OrgSrcBlock"><text:s/><text:s/>glNewList<text:span text:style-name="OrgSrcRainbowDelimitersDepth2Face">(</text:span>ID_DRAW_STAR2,GL_COMPILE<text:span text:style-name="OrgSrcRainbowDelimitersDepth2Face">)</text:span>;</text:p>
      <text:p text:style-name="OrgSrcBlock"/>
      <text:p text:style-name="OrgSrcBlock"><text:s/><text:s/><text:span text:style-name="OrgSrcFontLockCommentDelimiterFace">/</text:span><text:span text:style-name="OrgSrcFontLockCommentDelimiterFace">/</text:span><text:span text:style-name="OrgSrcFontLockCommentFace">double<text:s/>r0<text:s/>=<text:s/>0.15;</text:span></text:p>
      <text:p text:style-name="OrgSrcBlock"><text:s/><text:s/><text:span text:style-name="OrgSrcFontLockCommentDelimiterFace">//</text:span><text:span text:style-name="OrgSrcFontLockCommentFace">double<text:s/>r1<text:s/>=<text:s/>0.4;</text:span></text:p>
      <text:p text:style-name="OrgSrcBlock"><text:s/><text:s/>glBegin<text:span text:style-name="OrgSrcRainbowDelimitersDepth2Face">(</text:span>GL_TRIANGLES<text:span text:style-name="OrgSrcRainbowDelimitersDepth2Face">)</text:span>;</text:p>
      <text:p text:style-name="OrgSrcBlock"><text:s/><text:s/><text:span text:style-name="OrgSrcFontLockKeywordFace">for</text:span><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text:span text:style-name="OrgSrcHighlightNumbersNumber">5</text:span>;<text:s/>i++<text:span text:style-name="OrgSrcRainbowDelimitersDepth2Face">)</text:span><text:s/><text:span text:style-name="OrgSrcRainbowDelimitersDepth2Face">{</text:span></text:p>
      <text:p text:style-name="OrgSrcBlock"><text:s/><text:s/><text:s/><text:s/><text:span text:style-name="OrgSrcFontLockTypeFace">in</text:span><text:span text:style-name="OrgSrcFontLockTypeFace">t</text:span><text:s/><text:span text:style-name="OrgSrcFontLockVariableNameFace">deg</text:span><text:s/>=<text:s/>i<text:s/>*<text:s/><text:span text:style-name="OrgSrcHighlightNumbersNumber">72</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text:s/>glVertex3d<text:span text:style-name="OrgSrcRainbowDelimitersDepth3Face">(</text:span>r1<text:s/>*<text:s/>cos<text:span text:style-name="OrgSrcRainbowDelimitersDepth4Face">(</text:span><text:s/>deg<text:s/>*<text:s/>M_PI<text:s/>/<text:s/><text:span text:style-name="OrgSrcHighlightNumbersNumber">180.0</text:span><text:span text:style-name="OrgSrcRainbowDelimitersDepth4Face">)</text:span>,<text:s/>r1<text:s/>*<text:s/>sin<text:span text:style-name="OrgSrcRainbowDelimitersDepth4Face">(</text:span><text:s/>deg<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glEndList<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
      <text:p text:style-name="OrgSrcBlock"><text:span text:style-name="OrgSrcFontLockTypeFace">i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p>
      <text:p text:style-name="OrgSrcBlock"><text:s/><text:s/>glutInitDisplayMode<text:span text:style-name="OrgSrcRainbowDelimitersDepth2Face">(</text:span>GLUT_RGBA|GLUT_DOUBLE<text:span text:style-name="OrgSrcRainbowDelimitersDepth2Face">)</text:span>;</text:p>
      <text:p text:style-name="OrgSrcBlock"/>
      <text:p text:style-name="OrgSrcBlock"><text:s/><text:s/>glutInitWindowSize<text:span text:style-name="OrgSrcRainbowDelimitersDepth2Face">(</text:span><text:span text:style-name="OrgSrcHighlightNumbersNumber">400</text:span><text:s/>,<text:s/><text:span text:style-name="OrgSrcHighlightNumbersNumber">400</text:span><text:span text:style-name="OrgSrcRainbowDelimitersDepth2Face">)</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p>
      <text:p text:style-name="OrgSrcBlock"><text:s/><text:s/>glutDisplayFunc<text:span text:style-name="OrgSrcRainbowDelimitersDepth2Face">(</text:span>display<text:span text:style-name="OrgSrcRainbowDelimitersDepth2Face">)</text:span>;</text:p>
      <text:p text:style-name="OrgSrcBlock"/>
      <text:p text:style-name="OrgSrcBlock"><text:s/><text:s/>glutTimerFunc<text:span text:style-name="OrgSrcRainbowDelimitersDepth2Face">(</text:span><text:span text:style-name="OrgSrcHighlightNumbersNumber">100</text:span><text:s/>,<text:s/>timer<text:s/>,<text:s/><text:span text:style-name="OrgSrcHighlightNumbersNumber">0</text:span><text:span text:style-name="OrgSrcRainbowDelimitersDepth2Face">)</text:span>;</text:p>
      <text:p text:style-name="OrgSrcBlock"/>
      <text:p text:style-name="OrgSrcBlock"><text:s/><text:s/>buildDisplayList<text:span text:style-name="OrgSrcRainbowDelimitersDepth2Face">(</text:span><text:span text:style-name="OrgSrcRainbowDelimitersDepth2Face">)</text:span>;</text:p>
      <text:p text:style-name="OrgSrcBlock"/>
      <text:p text:style-name="OrgSrcBlock"><text:s/><text:s/>rotateAngle<text:s/>=<text:s/><text:span text:style-name="OrgSrcHighlightNumbersNumber">0</text:span>;</text:p>
      <text:p text:style-name="OrgSrcBlock"/>
      <text:p text:style-name="OrgSrcBlock"><text:s/><text:s/>glutMainLoop<text:span text:style-name="OrgSrcRainbowDelimitersDepth2Face">(</text:span><text:span text:style-name="OrgSrcRainbowDelimitersDepth2Face">)</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f04e33a"/>
<text:bookmark text:name="orgf04e33a"/>課題3
<text:bookmark-end text:name="OrgXref.orgf04e33a"/></text:h>
      <text:p text:style-name="Text_20_body">上記の課題 3 に加え、小さな黒い星が赤い星の周りをクルクル素早く回っている様子を描くようにしなさい（赤い星の図形で示された地球の周りを月が回っているイメージ）。<text:line-break/></text:p>
      <text:h text:style-name="Heading_20_2" text:outline-level="2" text:is-list-header="false">
<text:bookmark-start text:name="OrgXref.org34d83a4"/>
<text:bookmark text:name="org34d83a4"/>コード
<text:bookmark-end text:name="OrgXref.org34d83a4"/></text:h>
      <text:p text:style-name="OrgSrcBlock"><text:span text:style-name="OrgSrcFontLockPreprocessorFace">#</text:span><text:span text:style-name="OrgSrcFontLockPreprocessorFace">include</text:span><text:s/><text:span text:style-name="OrgSrcFontLockStringFace">&lt;math.h&gt;</text:span></text:p>
      <text:p text:style-name="OrgSrcBlock"><text:span text:style-name="OrgSrcFontLockPreprocessorFace">#</text:span><text:span text:style-name="OrgSrcFontLockPreprocessorFace">include</text:span><text:s/><text:span text:style-name="OrgSrcFontLockStringFace">&lt;GL/glut.h&gt;</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M_PI</text:p>
      <text:p text:style-name="OrgSrcBlock"><text:span text:style-name="OrgSrcFontLockPreprocessorFace">#</text:span><text:span text:style-name="OrgSrcFontLockPreprocessorFace">define</text:span><text:s/><text:span text:style-name="OrgSrcFontLockVariableNameFace">M_PI</text:span><text:s/><text:span text:style-name="OrgSrcHighlightNumbersNumber">3.14159265358979</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ID_DRAW_STAR</text:span><text:s/><text:span text:style-name="OrgSrcHighlightNumbersNumber">1</text:span></text:p>
      <text:p text:style-name="OrgSrcBlock"><text:span text:style-name="OrgSrcFontLockPreprocessorFace">#</text:span><text:span text:style-name="OrgSrcFontLockPreprocessorFace">define</text:span><text:s/><text:span text:style-name="OrgSrcFontLockVariableNameFace">ID_DRAW_STAR2</text:span><text:s/><text:span text:style-name="OrgSrcHighlightNumbersNumber">2</text:span></text:p>
      <text:p text:style-name="OrgSrcBlock"/>
      <text:p text:style-name="OrgSrcBlock"><text:span text:style-name="OrgSrcFontLockTypeFace">i</text:span><text:span text:style-name="OrgSrcFontLockTypeFace">n</text:span><text:span text:style-name="OrgSrcFontLockTypeFace">t</text:span><text:s/><text:s/><text:span text:style-name="OrgSrcFontLockVariableNameFace">rotateAngle</text:span>;</text:p>
      <text:p text:style-name="OrgSrcBlock"/>
      <text:p text:style-name="OrgSrcBlock"><text:span text:style-name="OrgSrcFontLockTypeFace">v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p>
      <text:p text:style-name="OrgSrcBlock"><text:s/><text:s/>glClear<text:span text:style-name="OrgSrcRainbowDelimitersDepth2Face">(</text:span>GL_COLOR_BUFFER_BIT<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text:s/><text:s/><text:span text:style-name="OrgSrcFontLockCommentDelimiterFace">/</text:span><text:span text:style-name="OrgSrcFontLockCommentDelimiterFace">/<text:s/></text:span><text:span text:style-name="OrgSrcFontLockCommentFace">*</text:span></text:p>
      <text:p text:style-name="OrgSrcBlock"><text:s/><text:s/>glPushMatrix<text:span text:style-name="OrgSrcRainbowDelimitersDepth2Face">(</text:span><text:span text:style-name="OrgSrcRainbowDelimitersDepth2Face">)</text:span>;</text:p>
      <text:p text:style-name="OrgSrcBlock"><text:s/><text:s/>glTranslated<text:span text:style-name="OrgSrcRainbowDelimitersDepth2Face">(</text:span><text:span text:style-name="OrgSrcHighlightNumbersNumber">0</text:span>,<text:s/><text:span text:style-name="OrgSrcHighlightNumbersNumber">0</text:span>,<text:s/><text:span text:style-name="OrgSrcHighlightNumbersNumber">0</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pan text:style-name="OrgSrcFontLockCommentDelimiterFace">/</text:span><text:span text:style-name="OrgSrcFontLockCommentDelimiterFace">/</text:span><text:span text:style-name="OrgSrcFontLockCommentFace">1</text:span></text:p>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Translated<text:span text:style-name="OrgSrcRainbowDelimitersDepth2Face">(</text:span><text:span text:style-name="OrgSrcHighlightNumbersNumber">0.5</text:span>,<text:s/><text:span text:style-name="OrgSrcHighlightNumbersNumber">0</text:span>,<text:s/><text:span text:style-name="OrgSrcHighlightNumbersNumber">0</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text:span text:style-name="OrgSrcFontLockCommentDelimiterFace">/</text:span><text:span text:style-name="OrgSrcFontLockCommentDelimiterFace">/</text:span><text:span text:style-name="OrgSrcFontLockCommentFace">0.5<text:s/>...<text:s/>small<text:s/>star</text:span></text:p>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Translated<text:span text:style-name="OrgSrcRainbowDelimitersDepth2Face">(</text:span><text:span text:style-name="OrgSrcHighlightNumbersNumber">0.5</text:span>,<text:s/><text:span text:style-name="OrgSrcHighlightNumbersNumber">0</text:span>,<text:s/><text:span text:style-name="OrgSrcHighlightNumbersNumber">0</text:span><text:span text:style-name="OrgSrcRainbowDelimitersDepth2Face">)</text:span>;</text:p>
      <text:p text:style-name="OrgSrcBlock"><text:s/><text:s/>glRotated<text:span text:style-name="OrgSrcRainbowDelimitersDepth2Face">(</text:span><text:span text:style-name="OrgSrcFontLockTypeFace">rotateAngle</text:span><text:s/>*<text:s/><text:span text:style-name="OrgSrcHighlightNumbersNumber">20</text:span>,<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Translated<text:span text:style-name="OrgSrcRainbowDelimitersDepth2Face">(</text:span><text:span text:style-name="OrgSrcHighlightNumbersNumber">0.4</text:span>,<text:span text:style-name="OrgSrcHighlightNumbersNumber">0</text:span>,<text:span text:style-name="OrgSrcHighlightNumbersNumber">0</text:span><text:span text:style-name="OrgSrcRainbowDelimitersDepth2Face">)</text:span>;</text:p>
      <text:p text:style-name="OrgSrcBlock"><text:s/><text:s/>glRotated<text:span text:style-name="OrgSrcRainbowDelimitersDepth2Face">(</text:span><text:span text:style-name="OrgSrcFontLockTypeFace">rotateAngle</text:span><text:s/>*<text:s/><text:span text:style-name="OrgSrcHighlightNumbersNumber">3</text:span>,<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CallList<text:span text:style-name="OrgSrcRainbowDelimitersDepth2Face">(</text:span>ID_DRAW_STAR2<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text:span text:style-name="OrgSrcFontLockCommentDelimiterFace">/</text:span><text:span text:style-name="OrgSrcFontLockCommentDelimiterFace">/</text:span><text:span text:style-name="OrgSrcFontLockCommentFace">2</text:span></text:p>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1.0</text:span>,<text:s/><text:span text:style-name="OrgSrcHighlightNumbersNumber">0.0</text:span><text:span text:style-name="OrgSrcRainbowDelimitersDepth2Face">)</text:span>;</text:p>
      <text:p text:style-name="OrgSrcBlock"><text:s/><text:s/>glTranslated<text:span text:style-name="OrgSrcRainbowDelimitersDepth2Face">(</text:span><text:span text:style-name="OrgSrcHighlightNumbersNumber">0</text:span>,<text:s/><text:span text:style-name="OrgSrcHighlightNumbersNumber">0.5</text:span>,<text:s/><text:span text:style-name="OrgSrcHighlightNumbersNumber">0</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text:span text:style-name="OrgSrcFontLockCommentDelimiterFace">/</text:span><text:span text:style-name="OrgSrcFontLockCommentDelimiterFace">/</text:span><text:span text:style-name="OrgSrcFontLockCommentFace">3</text:span></text:p>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1.0</text:span><text:span text:style-name="OrgSrcRainbowDelimitersDepth2Face">)</text:span>;</text:p>
      <text:p text:style-name="OrgSrcBlock"><text:s/><text:s/>glTranslated<text:span text:style-name="OrgSrcRainbowDelimitersDepth2Face">(</text:span>-<text:span text:style-name="OrgSrcHighlightNumbersNumber">0.5</text:span>,<text:s/><text:span text:style-name="OrgSrcHighlightNumbersNumber">0</text:span>,<text:s/><text:span text:style-name="OrgSrcHighlightNumbersNumber">0</text:span><text:span text:style-name="OrgSrcRainbowDelimitersDepth2Face">)</text:span>;</text:p>
      <text:p text:style-name="OrgSrcBlock"><text:s/><text:s/>glRotated<text:span text:style-name="OrgSrcRainbowDelimitersDepth2Face">(</text:span>rotateAngle,<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CallList<text:span text:style-name="OrgSrcRainbowDelimitersDepth2Face">(</text:span>ID_DRAW_STAR<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
      <text:p text:style-name="OrgSrcBlock"><text:s/><text:s/>glPopMatrix<text:span text:style-name="OrgSrcRainbowDelimitersDepth2Face">(</text:span><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timer</text:span><text:span text:style-name="OrgSrcRainbowDelimitersDepth1Face">(</text:span><text:span text:style-name="OrgSrcFontLockTypeFace">int</text:span><text:s/><text:span text:style-name="OrgSrcFontLockVariableNameFace">value</text:span><text:span text:style-name="OrgSrcRainbowDelimitersDepth1Face">)</text:span><text:s/><text:span text:style-name="OrgSrcRainbowDelimitersDepth1Face">{</text:span></text:p>
      <text:p text:style-name="OrgSrcBlock"><text:s/><text:s/>rotateAngle++;</text:p>
      <text:p text:style-name="OrgSrcBlock"/>
      <text:p text:style-name="OrgSrcBlock"><text:s/><text:s/>glutPostRedisplay<text:span text:style-name="OrgSrcRainbowDelimitersDepth2Face">(</text:span><text:span text:style-name="OrgSrcRainbowDelimitersDepth2Face">)</text:span>;</text:p>
      <text:p text:style-name="OrgSrcBlock"><text:s/><text:s/>glutTimerFunc<text:span text:style-name="OrgSrcRainbowDelimitersDepth2Face">(</text:span><text:span text:style-name="OrgSrcHighlightNumbersNumber">100</text:span>,<text:s/>timer,<text:s/><text:span text:style-name="OrgSrcHighlightNumbersNumber">0</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buildDisplayList</text:span><text:span text:style-name="OrgSrcRainbowDelimitersDepth1Face">(</text:span><text:span text:style-name="OrgSrcRainbowDelimitersDepth1Face">)</text:span><text:s/><text:span text:style-name="OrgSrcRainbowDelimitersDepth1Face">{</text:span></text:p>
      <text:p text:style-name="OrgSrcBlock"><text:s/><text:s/>glNewList<text:span text:style-name="OrgSrcRainbowDelimitersDepth2Face">(</text:span>ID_DRAW_STAR,GL_COMPILE<text:span text:style-name="OrgSrcRainbowDelimitersDepth2Face">)</text:span>;</text:p>
      <text:p text:style-name="OrgSrcBlock"/>
      <text:p text:style-name="OrgSrcBlock"><text:s/><text:s/><text:span text:style-name="OrgSrcFontLockTypeFace">doubl</text:span><text:span text:style-name="OrgSrcFontLockTypeFace">e</text:span><text:s/><text:span text:style-name="OrgSrcFontLockVariableNameFace">r0</text:span><text:s/>=<text:s/><text:span text:style-name="OrgSrcHighlightNumbersNumber">0.15</text:span>;</text:p>
      <text:p text:style-name="OrgSrcBlock"><text:s/><text:s/><text:span text:style-name="OrgSrcFontLockTypeFace">doubl</text:span><text:span text:style-name="OrgSrcFontLockTypeFace">e</text:span><text:s/><text:span text:style-name="OrgSrcFontLockVariableNameFace">r1</text:span><text:s/>=<text:s/><text:span text:style-name="OrgSrcHighlightNumbersNumber">0.4</text:span>;</text:p>
      <text:p text:style-name="OrgSrcBlock"><text:s/><text:s/>glBegin<text:span text:style-name="OrgSrcRainbowDelimitersDepth2Face">(</text:span>GL_TRIANGLES<text:span text:style-name="OrgSrcRainbowDelimitersDepth2Face">)</text:span>;</text:p>
      <text:p text:style-name="OrgSrcBlock"><text:s/><text:s/><text:span text:style-name="OrgSrcFontLockKeywordFace">for</text:span><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text:span text:style-name="OrgSrcHighlightNumbersNumber">5</text:span>;<text:s/>i++<text:span text:style-name="OrgSrcRainbowDelimitersDepth2Face">)</text:span><text:s/><text:span text:style-name="OrgSrcRainbowDelimitersDepth2Face">{</text:span></text:p>
      <text:p text:style-name="OrgSrcBlock"><text:s/><text:s/><text:s/><text:s/><text:span text:style-name="OrgSrcFontLockTypeFace">in</text:span><text:span text:style-name="OrgSrcFontLockTypeFace">t</text:span><text:s/><text:span text:style-name="OrgSrcFontLockVariableNameFace">deg</text:span><text:s/>=<text:s/>i<text:s/>*<text:s/><text:span text:style-name="OrgSrcHighlightNumbersNumber">72</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text:s/>glVertex3d<text:span text:style-name="OrgSrcRainbowDelimitersDepth3Face">(</text:span>r1<text:s/>*<text:s/>cos<text:span text:style-name="OrgSrcRainbowDelimitersDepth4Face">(</text:span><text:s/>deg<text:s/>*<text:s/>M_PI<text:s/>/<text:s/><text:span text:style-name="OrgSrcHighlightNumbersNumber">180.0</text:span><text:span text:style-name="OrgSrcRainbowDelimitersDepth4Face">)</text:span>,<text:s/>r1<text:s/>*<text:s/>sin<text:span text:style-name="OrgSrcRainbowDelimitersDepth4Face">(</text:span><text:s/>deg<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glEndList<text:span text:style-name="OrgSrcRainbowDelimitersDepth2Face">(</text:span><text:span text:style-name="OrgSrcRainbowDelimitersDepth2Face">)</text:span>;</text:p>
      <text:p text:style-name="OrgSrcBlock"/>
      <text:p text:style-name="OrgSrcBlock"><text:s/><text:s/>glNewList<text:span text:style-name="OrgSrcRainbowDelimitersDepth2Face">(</text:span>ID_DRAW_STAR2,GL_COMPILE<text:span text:style-name="OrgSrcRainbowDelimitersDepth2Face">)</text:span>;</text:p>
      <text:p text:style-name="OrgSrcBlock"/>
      <text:p text:style-name="OrgSrcBlock"><text:s/><text:s/><text:span text:style-name="OrgSrcFontLockCommentDelimiterFace">/</text:span><text:span text:style-name="OrgSrcFontLockCommentDelimiterFace">/</text:span><text:span text:style-name="OrgSrcFontLockCommentFace">double<text:s/>r0<text:s/>=<text:s/>0.15;</text:span></text:p>
      <text:p text:style-name="OrgSrcBlock"><text:s/><text:s/><text:span text:style-name="OrgSrcFontLockCommentDelimiterFace">//</text:span><text:span text:style-name="OrgSrcFontLockCommentFace">double<text:s/>r1<text:s/>=<text:s/>0.4;</text:span></text:p>
      <text:p text:style-name="OrgSrcBlock"><text:s/><text:s/>r0<text:s/>=<text:s/><text:span text:style-name="OrgSrcHighlightNumbersNumber">0.05</text:span>;</text:p>
      <text:p text:style-name="OrgSrcBlock"><text:s/><text:s/>r1<text:s/>=<text:s/><text:span text:style-name="OrgSrcHighlightNumbersNumber">0.1</text:span>;</text:p>
      <text:p text:style-name="OrgSrcBlock"><text:s/><text:s/><text:span text:style-name="OrgSrcFontLockTypeFace">doubl</text:span><text:span text:style-name="OrgSrcFontLockTypeFace">e</text:span><text:s/><text:span text:style-name="OrgSrcFontLockVariableNameFace">r2</text:span><text:s/>=<text:s/><text:span text:style-name="OrgSrcHighlightNumbersNumber">0.2</text:span>;</text:p>
      <text:p text:style-name="OrgSrcBlock"><text:s/><text:s/>glBegin<text:span text:style-name="OrgSrcRainbowDelimitersDepth2Face">(</text:span>GL_TRIANGLES<text:span text:style-name="OrgSrcRainbowDelimitersDepth2Face">)</text:span>;</text:p>
      <text:p text:style-name="OrgSrcBlock"><text:s/><text:s/><text:span text:style-name="OrgSrcFontLockKeywordFace">for</text:span><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text:span text:style-name="OrgSrcHighlightNumbersNumber">5</text:span>;<text:s/>i++<text:span text:style-name="OrgSrcRainbowDelimitersDepth2Face">)</text:span><text:s/><text:span text:style-name="OrgSrcRainbowDelimitersDepth2Face">{</text:span></text:p>
      <text:p text:style-name="OrgSrcBlock"><text:s/><text:s/><text:s/><text:s/><text:span text:style-name="OrgSrcFontLockTypeFace">in</text:span><text:span text:style-name="OrgSrcFontLockTypeFace">t</text:span><text:s/><text:span text:style-name="OrgSrcFontLockVariableNameFace">deg</text:span><text:s/>=<text:s/>i<text:s/>*<text:s/><text:span text:style-name="OrgSrcHighlightNumbersNumber">72</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text:s/>glVertex3d<text:span text:style-name="OrgSrcRainbowDelimitersDepth3Face">(</text:span>r1<text:s/>*<text:s/>cos<text:span text:style-name="OrgSrcRainbowDelimitersDepth4Face">(</text:span><text:s/>deg<text:s/>*<text:s/>M_PI<text:s/>/<text:s/><text:span text:style-name="OrgSrcHighlightNumbersNumber">180.0</text:span><text:span text:style-name="OrgSrcRainbowDelimitersDepth4Face">)</text:span>,<text:s/>r1<text:s/>*<text:s/>sin<text:span text:style-name="OrgSrcRainbowDelimitersDepth4Face">(</text:span><text:s/>deg<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text:s/>glVertex3d<text:span text:style-name="OrgSrcRainbowDelimitersDepth3Face">(</text:span>r0<text:s/>*<text:s/>cos<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r0<text:s/>*<text:s/>sin<text:span text:style-name="OrgSrcRainbowDelimitersDepth4Face">(</text:span><text:s/><text:span text:style-name="OrgSrcRainbowDelimitersDepth5Face">(</text:span>deg<text:s/>+<text:s/><text:span text:style-name="OrgSrcHighlightNumbersNumber">36</text:span><text:span text:style-name="OrgSrcRainbowDelimitersDepth5Face">)</text:span><text:s/>*<text:s/>M_PI<text:s/>/<text:s/><text:span text:style-name="OrgSrcHighlightNumbersNumber">180.0</text:span><text:span text:style-name="OrgSrcRainbowDelimitersDepth4Face">)</text:span><text:s/>,<text:span text:style-name="OrgSrcHighlightNumbersNumber">0</text:span><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glEndList<text:span text:style-name="OrgSrcRainbowDelimitersDepth2Face">(</text:span><text:span text:style-name="OrgSrcRainbowDelimitersDepth2Face">)</text:span>;</text:p>
      <text:p text:style-name="OrgSrcBlock"/>
      <text:p text:style-name="OrgSrcBlock"><text:span text:style-name="OrgSrcRainbowDelimitersDepth1Face">}</text:span></text:p>
      <text:p text:style-name="OrgSrcBlock"/>
      <text:p text:style-name="OrgSrcBlock"/>
      <text:p text:style-name="OrgSrcBlock"><text:span text:style-name="OrgSrcFontLockTypeFace">i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p>
      <text:p text:style-name="OrgSrcBlock"><text:s/><text:s/>glutInit<text:span text:style-name="OrgSrcRainbowDelimitersDepth2Face">(</text:span>&amp;argc,<text:s/>argv<text:span text:style-name="OrgSrcRainbowDelimitersDepth2Face">)</text:span>;</text:p>
      <text:p text:style-name="OrgSrcBlock"><text:s/><text:s/>glutInitDisplayMode<text:span text:style-name="OrgSrcRainbowDelimitersDepth2Face">(</text:span>GLUT_RGBA|GLUT_DOUBLE<text:span text:style-name="OrgSrcRainbowDelimitersDepth2Face">)</text:span>;</text:p>
      <text:p text:style-name="OrgSrcBlock"/>
      <text:p text:style-name="OrgSrcBlock"><text:s/><text:s/>glutInitWindowSize<text:span text:style-name="OrgSrcRainbowDelimitersDepth2Face">(</text:span><text:span text:style-name="OrgSrcHighlightNumbersNumber">400</text:span>,<text:s/><text:span text:style-name="OrgSrcHighlightNumbersNumber">400</text:span><text:span text:style-name="OrgSrcRainbowDelimitersDepth2Face">)</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p>
      <text:p text:style-name="OrgSrcBlock"><text:s/><text:s/>glutDisplayFunc<text:span text:style-name="OrgSrcRainbowDelimitersDepth2Face">(</text:span>display<text:span text:style-name="OrgSrcRainbowDelimitersDepth2Face">)</text:span>;</text:p>
      <text:p text:style-name="OrgSrcBlock"/>
      <text:p text:style-name="OrgSrcBlock"><text:s/><text:s/>glutTimerFunc<text:span text:style-name="OrgSrcRainbowDelimitersDepth2Face">(</text:span><text:span text:style-name="OrgSrcHighlightNumbersNumber">100</text:span><text:s/>,<text:s/>timer<text:s/>,<text:s/><text:span text:style-name="OrgSrcHighlightNumbersNumber">0</text:span><text:span text:style-name="OrgSrcRainbowDelimitersDepth2Face">)</text:span>;</text:p>
      <text:p text:style-name="OrgSrcBlock"/>
      <text:p text:style-name="OrgSrcBlock"><text:s/><text:s/>buildDisplayList<text:span text:style-name="OrgSrcRainbowDelimitersDepth2Face">(</text:span><text:span text:style-name="OrgSrcRainbowDelimitersDepth2Face">)</text:span>;</text:p>
      <text:p text:style-name="OrgSrcBlock"/>
      <text:p text:style-name="OrgSrcBlock"><text:s/><text:s/>rotateAngle<text:s/>=<text:s/><text:span text:style-name="OrgSrcHighlightNumbersNumber">0</text:span>;</text:p>
      <text:p text:style-name="OrgSrcBlock"/>
      <text:p text:style-name="OrgSrcBlock"><text:s/><text:s/>glutMainLoop<text:span text:style-name="OrgSrcRainbowDelimitersDepth2Face">(</text:span><text:span text:style-name="OrgSrcRainbowDelimitersDepth2Face">)</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c1585f6"/>
<text:bookmark text:name="orgc1585f6"/>課題4
<text:bookmark-end text:name="OrgXref.orgc1585f6"/></text:h>
      <text:p text:style-name="Text_20_body">　次の条件を満たすような、2 次元図形を画面に表示するプログラムを作成しなさい（できるだけ綺麗な、または楽しい図形を描こう）。<text:line-break/></text:p>
      <text:h text:style-name="Heading_20_2" text:outline-level="2" text:is-list-header="false">
<text:bookmark-start text:name="OrgXref.org430a9b4"/>
<text:bookmark text:name="org430a9b4"/>コード
<text:bookmark-end text:name="OrgXref.org430a9b4"/></text:h>
      <text:p text:style-name="OrgSrcBlock"><text:span text:style-name="OrgSrcFontLockPreprocessorFace">#</text:span><text:span text:style-name="OrgSrcFontLockPreprocessorFace">include</text:span><text:s/><text:span text:style-name="OrgSrcFontLockStringFace">&lt;math.h&gt;</text:span></text:p>
      <text:p text:style-name="OrgSrcBlock"><text:span text:style-name="OrgSrcFontLockPreprocessorFace">#</text:span><text:span text:style-name="OrgSrcFontLockPreprocessorFace">include</text:span><text:s/><text:span text:style-name="OrgSrcFontLockStringFace">&lt;GL/glut.h&gt;</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M_PI</text:p>
      <text:p text:style-name="OrgSrcBlock"><text:span text:style-name="OrgSrcFontLockPreprocessorFace">#</text:span><text:span text:style-name="OrgSrcFontLockPreprocessorFace">define</text:span><text:s/><text:span text:style-name="OrgSrcFontLockVariableNameFace">M_PI</text:span><text:s/><text:span text:style-name="OrgSrcHighlightNumbersNumber">3.14159265358979</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ID_DRAW_BALL</text:span><text:s/><text:span text:style-name="OrgSrcHighlightNumbersNumber">1</text:span></text:p>
      <text:p text:style-name="OrgSrcBlock"><text:span text:style-name="OrgSrcFontLockPreprocessorFace">#</text:span><text:span text:style-name="OrgSrcFontLockPreprocessorFace">define</text:span><text:s/><text:span text:style-name="OrgSrcFontLockVariableNameFace">ID_DRAW_BALL2</text:span><text:s/><text:span text:style-name="OrgSrcHighlightNumbersNumber">2</text:span></text:p>
      <text:p text:style-name="OrgSrcBlock"><text:span text:style-name="OrgSrcFontLockPreprocessorFace">#</text:span><text:span text:style-name="OrgSrcFontLockPreprocessorFace">define</text:span><text:s/><text:span text:style-name="OrgSrcFontLockVariableNameFace">ID_DRAW_BALL3</text:span><text:s/><text:span text:style-name="OrgSrcHighlightNumbersNumber">3</text:span></text:p>
      <text:p text:style-name="OrgSrcBlock"><text:span text:style-name="OrgSrcFontLockPreprocessorFace">#</text:span><text:span text:style-name="OrgSrcFontLockPreprocessorFace">define</text:span><text:s/><text:span text:style-name="OrgSrcFontLockVariableNameFace">ID_DRAW_BOX</text:span><text:s/><text:span text:style-name="OrgSrcHighlightNumbersNumber">4</text:span></text:p>
      <text:p text:style-name="OrgSrcBlock"/>
      <text:p text:style-name="OrgSrcBlock"><text:span text:style-name="OrgSrcFontLockTypeFace">i</text:span><text:span text:style-name="OrgSrcFontLockTypeFace">n</text:span><text:span text:style-name="OrgSrcFontLockTypeFace">t</text:span><text:s/><text:span text:style-name="OrgSrcFontLockVariableNameFace">rotateAngle</text:span>;</text:p>
      <text:p text:style-name="OrgSrcBlock"><text:span text:style-name="OrgSrcFontLockTypeFace">floa</text:span><text:span text:style-name="OrgSrcFontLockTypeFace">t</text:span><text:s/><text:span text:style-name="OrgSrcFontLockVariableNameFace">r</text:span>;</text:p>
      <text:p text:style-name="OrgSrcBlock"/>
      <text:p text:style-name="OrgSrcBlock"><text:span text:style-name="OrgSrcFontLockTypeFace">v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pan text:style-name="OrgSrcRainbowDelimitersDepth1Face">{</text:span></text:p>
      <text:p text:style-name="OrgSrcBlock"><text:s/><text:s/><text:span text:style-name="OrgSrcFontLockCommentDelimiterFace">/</text:span><text:span text:style-name="OrgSrcFontLockCommentDelimiterFace">/<text:s/></text:span><text:span text:style-name="OrgSrcFontLockCommentFace">init</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p>
      <text:p text:style-name="OrgSrcBlock"><text:s/><text:s/>glClear<text:span text:style-name="OrgSrcRainbowDelimitersDepth2Face">(</text:span>GL_COLOR_BUFFER_BIT<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1.0</text:span>,<text:s/><text:span text:style-name="OrgSrcHighlightNumbersNumber">0.4</text:span>,<text:s/><text:span text:style-name="OrgSrcHighlightNumbersNumber">0.4</text:span><text:span text:style-name="OrgSrcRainbowDelimitersDepth2Face">)</text:span>;</text:p>
      <text:p text:style-name="OrgSrcBlock"><text:s/><text:s/>glRotated<text:span text:style-name="OrgSrcRainbowDelimitersDepth2Face">(</text:span><text:span text:style-name="OrgSrcFontLockTypeFace">rotateAngle</text:span><text:s/>*<text:s/><text:span text:style-name="OrgSrcHighlightNumbersNumber">20</text:span>,<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Translated<text:span text:style-name="OrgSrcRainbowDelimitersDepth2Face">(</text:span>r,<text:s/><text:span text:style-name="OrgSrcHighlightNumbersNumber">0</text:span>,<text:s/><text:span text:style-name="OrgSrcHighlightNumbersNumber">0</text:span><text:span text:style-name="OrgSrcRainbowDelimitersDepth2Face">)</text:span>;</text:p>
      <text:p text:style-name="OrgSrcBlock"><text:s/><text:s/>glCallList<text:span text:style-name="OrgSrcRainbowDelimitersDepth2Face">(</text:span>ID_DRAW_BALL<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4</text:span>,<text:s/><text:span text:style-name="OrgSrcHighlightNumbersNumber">1.0</text:span>,<text:s/><text:span text:style-name="OrgSrcHighlightNumbersNumber">0.4</text:span><text:span text:style-name="OrgSrcRainbowDelimitersDepth2Face">)</text:span>;</text:p>
      <text:p text:style-name="OrgSrcBlock"><text:s/><text:s/>glRotated<text:span text:style-name="OrgSrcRainbowDelimitersDepth2Face">(</text:span><text:span text:style-name="OrgSrcFontLockTypeFace">rotateAngle</text:span><text:s/>*<text:s/><text:span text:style-name="OrgSrcHighlightNumbersNumber">20</text:span>,<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Translated<text:span text:style-name="OrgSrcRainbowDelimitersDepth2Face">(</text:span>r/sqrt<text:span text:style-name="OrgSrcRainbowDelimitersDepth3Face">(</text:span><text:span text:style-name="OrgSrcHighlightNumbersNumber">2</text:span><text:span text:style-name="OrgSrcRainbowDelimitersDepth3Face">)</text:span>,<text:s/>r/sqrt<text:span text:style-name="OrgSrcRainbowDelimitersDepth3Face">(</text:span><text:span text:style-name="OrgSrcHighlightNumbersNumber">2</text:span><text:span text:style-name="OrgSrcRainbowDelimitersDepth3Face">)</text:span>,<text:s/><text:span text:style-name="OrgSrcHighlightNumbersNumber">0</text:span><text:span text:style-name="OrgSrcRainbowDelimitersDepth2Face">)</text:span>;</text:p>
      <text:p text:style-name="OrgSrcBlock"><text:s/><text:s/>glCallList<text:span text:style-name="OrgSrcRainbowDelimitersDepth2Face">(</text:span>ID_DRAW_BALL2<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4</text:span>,<text:s/><text:span text:style-name="OrgSrcHighlightNumbersNumber">0.4</text:span>,<text:s/><text:span text:style-name="OrgSrcHighlightNumbersNumber">1.0</text:span><text:span text:style-name="OrgSrcRainbowDelimitersDepth2Face">)</text:span>;</text:p>
      <text:p text:style-name="OrgSrcBlock"><text:s/><text:s/>glRotated<text:span text:style-name="OrgSrcRainbowDelimitersDepth2Face">(</text:span><text:span text:style-name="OrgSrcFontLockTypeFace">rotateAngle</text:span><text:s/>*<text:s/><text:span text:style-name="OrgSrcHighlightNumbersNumber">20</text:span>,<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Translated<text:span text:style-name="OrgSrcRainbowDelimitersDepth2Face">(</text:span><text:span text:style-name="OrgSrcHighlightNumbersNumber">0</text:span>,<text:s/>r,<text:s/><text:span text:style-name="OrgSrcHighlightNumbersNumber">0</text:span><text:span text:style-name="OrgSrcRainbowDelimitersDepth2Face">)</text:span>;</text:p>
      <text:p text:style-name="OrgSrcBlock"><text:s/><text:s/>glCallList<text:span text:style-name="OrgSrcRainbowDelimitersDepth2Face">(</text:span>ID_DRAW_BALL3<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
      <text:p text:style-name="OrgSrcBlock"><text:s/><text:s/>glPushMatrix<text:span text:style-name="OrgSrcRainbowDelimitersDepth2Face">(</text:span><text:span text:style-name="OrgSrcRainbowDelimitersDepth2Face">)</text:span>;</text:p>
      <text:p text:style-name="OrgSrcBlock"><text:s/><text:s/>glColor3d<text:span text:style-name="OrgSrcRainbowDelimitersDepth2Face">(</text:span><text:span text:style-name="OrgSrcHighlightNumbersNumber">0.7</text:span>,<text:s/><text:span text:style-name="OrgSrcHighlightNumbersNumber">0.7</text:span>,<text:s/><text:span text:style-name="OrgSrcHighlightNumbersNumber">0.7</text:span><text:span text:style-name="OrgSrcRainbowDelimitersDepth2Face">)</text:span>;</text:p>
      <text:p text:style-name="OrgSrcBlock"><text:s/><text:s/>glRotated<text:span text:style-name="OrgSrcRainbowDelimitersDepth2Face">(</text:span><text:span text:style-name="OrgSrcFontLockTypeFace">rotateAngle</text:span><text:s/>*<text:s/><text:span text:style-name="OrgSrcHighlightNumbersNumber">20</text:span>,<text:s/><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text:s/><text:s/>glCallList<text:span text:style-name="OrgSrcRainbowDelimitersDepth2Face">(</text:span>ID_DRAW_BOX<text:span text:style-name="OrgSrcRainbowDelimitersDepth2Face">)</text:span>;</text:p>
      <text:p text:style-name="OrgSrcBlock"><text:s/><text:s/>glPopMatrix<text:span text:style-name="OrgSrcRainbowDelimitersDepth2Face">(</text:span><text:span text:style-name="OrgSrcRainbowDelimitersDepth2Face">)</text:span>;</text:p>
      <text:p text:style-name="OrgSrcBlock"/>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timer</text:span><text:span text:style-name="OrgSrcRainbowDelimitersDepth1Face">(</text:span><text:span text:style-name="OrgSrcFontLockTypeFace">int</text:span><text:s/><text:span text:style-name="OrgSrcFontLockVariableNameFace">value</text:span><text:span text:style-name="OrgSrcRainbowDelimitersDepth1Face">)</text:span><text:s/><text:span text:style-name="OrgSrcRainbowDelimitersDepth1Face">{</text:span></text:p>
      <text:p text:style-name="OrgSrcBlock"><text:s/><text:s/>rotateAngle++;</text:p>
      <text:p text:style-name="OrgSrcBlock"><text:s/><text:s/>r<text:s/>+=<text:s/><text:span text:style-name="OrgSrcHighlightNumbersNumber">0.01</text:span>;</text:p>
      <text:p text:style-name="OrgSrcBlock"/>
      <text:p text:style-name="OrgSrcBlock"><text:s/><text:s/>glutPostRedisplay<text:span text:style-name="OrgSrcRainbowDelimitersDepth2Face">(</text:span><text:span text:style-name="OrgSrcRainbowDelimitersDepth2Face">)</text:span>;</text:p>
      <text:p text:style-name="OrgSrcBlock"><text:s/><text:s/>glutTimerFunc<text:span text:style-name="OrgSrcRainbowDelimitersDepth2Face">(</text:span><text:span text:style-name="OrgSrcHighlightNumbersNumber">100</text:span>,<text:s/>timer,<text:s/><text:span text:style-name="OrgSrcHighlightNumbersNumber">0</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buildCircle</text:span><text:span text:style-name="OrgSrcRainbowDelimitersDepth1Face">(</text:span><text:span text:style-name="OrgSrcFontLockTypeFace">float</text:span><text:s/><text:span text:style-name="OrgSrcFontLockVariableNameFace">r2</text:span><text:span text:style-name="OrgSrcRainbowDelimitersDepth1Face">)</text:span><text:s/><text:span text:style-name="OrgSrcRainbowDelimitersDepth1Face">{</text:span></text:p>
      <text:p text:style-name="OrgSrcBlock"><text:s/><text:s/><text:span text:style-name="OrgSrcFontLockTypeFace">in</text:span><text:span text:style-name="OrgSrcFontLockTypeFace">t</text:span><text:s/><text:span text:style-name="OrgSrcFontLockVariableNameFace">i</text:span>,<text:s/><text:span text:style-name="OrgSrcFontLockVariableNameFace">n</text:span><text:s/>=<text:s/><text:span text:style-name="OrgSrcHighlightNumbersNumber">200</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s/>=<text:s/><text:span text:style-name="OrgSrcHighlightNumbersNumber">0.5</text:span>;</text:p>
      <text:p text:style-name="OrgSrcBlock"><text:s/><text:s/>glBegin<text:span text:style-name="OrgSrcRainbowDelimitersDepth2Face">(</text:span>GL_POLYGON<text:span text:style-name="OrgSrcRainbowDelimitersDepth2Face">)</text:span>;</text:p>
      <text:p text:style-name="OrgSrcBlock"><text:s/><text:s/><text:span text:style-name="OrgSrcFontLockKeywordFace">for</text:span><text:s/><text:span text:style-name="OrgSrcRainbowDelimitersDepth2Face">(</text:span>i<text:s/>=<text:s/><text:span text:style-name="OrgSrcHighlightNumbersNumber">0</text:span>;<text:s/>i<text:s/>&lt;<text:s/>n;<text:s/>++i<text:span text:style-name="OrgSrcRainbowDelimitersDepth2Face">)</text:span><text:s/><text:span text:style-name="OrgSrcRainbowDelimitersDepth2Face">{</text:span></text:p>
      <text:p text:style-name="OrgSrcBlock"><text:s/><text:s/><text:s/><text:s/>x<text:s/>=<text:s/><text:s/>r2<text:s/>*<text:s/>cos<text:span text:style-name="OrgSrcRainbowDelimitersDepth3Face">(</text:span><text:span text:style-name="OrgSrcHighlightNumbersNumber">2.0</text:span><text:s/>*<text:s/><text:span text:style-name="OrgSrcHighlightNumbersNumber">3.14</text:span><text:s/>*<text:s/><text:span text:style-name="OrgSrcRainbowDelimitersDepth4Face">(</text:span><text:span text:style-name="OrgSrcRainbowDelimitersDepth5Face">(</text:span><text:span text:style-name="OrgSrcFontLockTypeFace">double</text:span><text:span text:style-name="OrgSrcRainbowDelimitersDepth5Face">)</text:span>i/n<text:span text:style-name="OrgSrcRainbowDelimitersDepth4Face">)</text:span><text:span text:style-name="OrgSrcRainbowDelimitersDepth3Face">)</text:span>;</text:p>
      <text:p text:style-name="OrgSrcBlock"><text:s/><text:s/><text:s/><text:s/>y<text:s/>=<text:s/><text:s/>r2<text:s/>*<text:s/>sin<text:span text:style-name="OrgSrcRainbowDelimitersDepth3Face">(</text:span><text:span text:style-name="OrgSrcHighlightNumbersNumber">2.0</text:span><text:s/>*<text:s/><text:span text:style-name="OrgSrcHighlightNumbersNumber">3.14</text:span><text:s/>*<text:s/><text:span text:style-name="OrgSrcRainbowDelimitersDepth4Face">(</text:span><text:span text:style-name="OrgSrcRainbowDelimitersDepth5Face">(</text:span><text:span text:style-name="OrgSrcFontLockTypeFace">double</text:span><text:span text:style-name="OrgSrcRainbowDelimitersDepth5Face">)</text:span>i/n<text:span text:style-name="OrgSrcRainbowDelimitersDepth4Face">)</text:span><text:span text:style-name="OrgSrcRainbowDelimitersDepth3Face">)</text:span>;</text:p>
      <text:p text:style-name="OrgSrcBlock"><text:s/><text:s/><text:s/><text:s/>glVertex3f<text:span text:style-name="OrgSrcRainbowDelimitersDepth3Face">(</text:span>x,<text:s/>y,<text:s/><text:span text:style-name="OrgSrcHighlightNumbersNumber">0.0</text:span><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buildDisplayList</text:span><text:span text:style-name="OrgSrcRainbowDelimitersDepth1Face">(</text:span><text:span text:style-name="OrgSrcRainbowDelimitersDepth1Face">)</text:span><text:s/><text:span text:style-name="OrgSrcRainbowDelimitersDepth1Face">{</text:span></text:p>
      <text:p text:style-name="OrgSrcBlock"><text:s/><text:s/>glNewList<text:span text:style-name="OrgSrcRainbowDelimitersDepth2Face">(</text:span>ID_DRAW_BALL,<text:s/>GL_COMPILE<text:span text:style-name="OrgSrcRainbowDelimitersDepth2Face">)</text:span>;</text:p>
      <text:p text:style-name="OrgSrcBlock"><text:s/><text:s/>buildCircle<text:span text:style-name="OrgSrcRainbowDelimitersDepth2Face">(</text:span><text:span text:style-name="OrgSrcHighlightNumbersNumber">0.1</text:span><text:span text:style-name="OrgSrcRainbowDelimitersDepth2Face">)</text:span>;</text:p>
      <text:p text:style-name="OrgSrcBlock"><text:s/><text:s/>glEndList<text:span text:style-name="OrgSrcRainbowDelimitersDepth2Face">(</text:span><text:span text:style-name="OrgSrcRainbowDelimitersDepth2Face">)</text:span>;</text:p>
      <text:p text:style-name="OrgSrcBlock"/>
      <text:p text:style-name="OrgSrcBlock"><text:s/><text:s/>glNewList<text:span text:style-name="OrgSrcRainbowDelimitersDepth2Face">(</text:span>ID_DRAW_BALL2,<text:s/>GL_COMPILE<text:span text:style-name="OrgSrcRainbowDelimitersDepth2Face">)</text:span>;</text:p>
      <text:p text:style-name="OrgSrcBlock"><text:s/><text:s/>buildCircle<text:span text:style-name="OrgSrcRainbowDelimitersDepth2Face">(</text:span><text:span text:style-name="OrgSrcHighlightNumbersNumber">0.15</text:span><text:span text:style-name="OrgSrcRainbowDelimitersDepth2Face">)</text:span>;</text:p>
      <text:p text:style-name="OrgSrcBlock"><text:s/><text:s/>glEndList<text:span text:style-name="OrgSrcRainbowDelimitersDepth2Face">(</text:span><text:span text:style-name="OrgSrcRainbowDelimitersDepth2Face">)</text:span>;</text:p>
      <text:p text:style-name="OrgSrcBlock"/>
      <text:p text:style-name="OrgSrcBlock"><text:s/><text:s/>glNewList<text:span text:style-name="OrgSrcRainbowDelimitersDepth2Face">(</text:span>ID_DRAW_BALL3,<text:s/>GL_COMPILE<text:span text:style-name="OrgSrcRainbowDelimitersDepth2Face">)</text:span>;</text:p>
      <text:p text:style-name="OrgSrcBlock"><text:s/><text:s/>buildCircle<text:span text:style-name="OrgSrcRainbowDelimitersDepth2Face">(</text:span><text:span text:style-name="OrgSrcHighlightNumbersNumber">0.2</text:span><text:span text:style-name="OrgSrcRainbowDelimitersDepth2Face">)</text:span>;</text:p>
      <text:p text:style-name="OrgSrcBlock"><text:s/><text:s/>glEndList<text:span text:style-name="OrgSrcRainbowDelimitersDepth2Face">(</text:span><text:span text:style-name="OrgSrcRainbowDelimitersDepth2Face">)</text:span>;</text:p>
      <text:p text:style-name="OrgSrcBlock"/>
      <text:p text:style-name="OrgSrcBlock"><text:s/><text:s/>glNewList<text:span text:style-name="OrgSrcRainbowDelimitersDepth2Face">(</text:span>ID_DRAW_BOX,<text:s/>GL_COMPILE<text:span text:style-name="OrgSrcRainbowDelimitersDepth2Face">)</text:span>;</text:p>
      <text:p text:style-name="OrgSrcBlock"><text:s/><text:s/>glBegin<text:span text:style-name="OrgSrcRainbowDelimitersDepth2Face">(</text:span>GL_QUADS<text:span text:style-name="OrgSrcRainbowDelimitersDepth2Face">)</text:span>;</text:p>
      <text:p text:style-name="OrgSrcBlock"><text:s/><text:s/>glVertex2d<text:span text:style-name="OrgSrcRainbowDelimitersDepth2Face">(</text:span><text:span text:style-name="OrgSrcHighlightNumbersNumber">0.1</text:span>,<text:s/><text:span text:style-name="OrgSrcHighlightNumbersNumber">0.1</text:span><text:span text:style-name="OrgSrcRainbowDelimitersDepth2Face">)</text:span>;</text:p>
      <text:p text:style-name="OrgSrcBlock"><text:s/><text:s/>glVertex2d<text:span text:style-name="OrgSrcRainbowDelimitersDepth2Face">(</text:span><text:span text:style-name="OrgSrcHighlightNumbersNumber">0.1</text:span>,<text:s/>-<text:span text:style-name="OrgSrcHighlightNumbersNumber">0.1</text:span><text:span text:style-name="OrgSrcRainbowDelimitersDepth2Face">)</text:span>;</text:p>
      <text:p text:style-name="OrgSrcBlock"><text:s/><text:s/>glVertex2d<text:span text:style-name="OrgSrcRainbowDelimitersDepth2Face">(</text:span>-<text:span text:style-name="OrgSrcHighlightNumbersNumber">0.1</text:span>,<text:s/>-<text:span text:style-name="OrgSrcHighlightNumbersNumber">0.1</text:span><text:span text:style-name="OrgSrcRainbowDelimitersDepth2Face">)</text:span>;</text:p>
      <text:p text:style-name="OrgSrcBlock"><text:s/><text:s/>glVertex2d<text:span text:style-name="OrgSrcRainbowDelimitersDepth2Face">(</text:span>-<text:span text:style-name="OrgSrcHighlightNumbersNumber">0.1</text:span>,<text:s/><text:span text:style-name="OrgSrcHighlightNumbersNumber">0.1</text:span><text:span text:style-name="OrgSrcRainbowDelimitersDepth2Face">)</text:span>;</text:p>
      <text:p text:style-name="OrgSrcBlock"><text:s/><text:s/>glEnd<text:span text:style-name="OrgSrcRainbowDelimitersDepth2Face">(</text:span><text:span text:style-name="OrgSrcRainbowDelimitersDepth2Face">)</text:span>;</text:p>
      <text:p text:style-name="OrgSrcBlock"><text:s/><text:s/>glEndList<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in</text:span><text:span text:style-name="OrgSrcFontLockTypeFace">t</text:span><text:s/><text:span text:style-name="OrgSrcFontLockFunctionNameFace">main</text:span><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p>
      <text:p text:style-name="OrgSrcBlock"><text:s/><text:s/>glutInit<text:span text:style-name="OrgSrcRainbowDelimitersDepth2Face">(</text:span>&amp;argc,<text:s/>argv<text:span text:style-name="OrgSrcRainbowDelimitersDepth2Face">)</text:span>;</text:p>
      <text:p text:style-name="OrgSrcBlock"><text:s/><text:s/>glutInitDisplayMode<text:span text:style-name="OrgSrcRainbowDelimitersDepth2Face">(</text:span>GLUT_RGBA|GLUT_DOUBLE<text:span text:style-name="OrgSrcRainbowDelimitersDepth2Face">)</text:span>;</text:p>
      <text:p text:style-name="OrgSrcBlock"/>
      <text:p text:style-name="OrgSrcBlock"><text:s/><text:s/>glutInitWindowSize<text:span text:style-name="OrgSrcRainbowDelimitersDepth2Face">(</text:span><text:span text:style-name="OrgSrcHighlightNumbersNumber">400</text:span>,<text:s/><text:span text:style-name="OrgSrcHighlightNumbersNumber">400</text:span><text:span text:style-name="OrgSrcRainbowDelimitersDepth2Face">)</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p>
      <text:p text:style-name="OrgSrcBlock"><text:s/><text:s/>glutDisplayFunc<text:span text:style-name="OrgSrcRainbowDelimitersDepth2Face">(</text:span>display<text:span text:style-name="OrgSrcRainbowDelimitersDepth2Face">)</text:span>;</text:p>
      <text:p text:style-name="OrgSrcBlock"/>
      <text:p text:style-name="OrgSrcBlock"><text:s/><text:s/>glutTimerFunc<text:span text:style-name="OrgSrcRainbowDelimitersDepth2Face">(</text:span><text:span text:style-name="OrgSrcHighlightNumbersNumber">100</text:span>,<text:s/>timer,<text:s/><text:span text:style-name="OrgSrcHighlightNumbersNumber">0</text:span><text:span text:style-name="OrgSrcRainbowDelimitersDepth2Face">)</text:span>;</text:p>
      <text:p text:style-name="OrgSrcBlock"/>
      <text:p text:style-name="OrgSrcBlock"><text:s/><text:s/>buildDisplayList<text:span text:style-name="OrgSrcRainbowDelimitersDepth2Face">(</text:span><text:span text:style-name="OrgSrcRainbowDelimitersDepth2Face">)</text:span>;</text:p>
      <text:p text:style-name="OrgSrcBlock"/>
      <text:p text:style-name="OrgSrcBlock"><text:s/><text:s/>rotateAngle<text:s/>=<text:s/><text:span text:style-name="OrgSrcHighlightNumbersNumber">0</text:span>;</text:p>
      <text:p text:style-name="OrgSrcBlock"/>
      <text:p text:style-name="OrgSrcBlock"><text:s/><text:s/>glutMainLoop<text:span text:style-name="OrgSrcRainbowDelimitersDepth2Face">(</text:span><text:span text:style-name="OrgSrcRainbowDelimitersDepth2Face">)</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e564bfa"/>
<text:bookmark text:name="orge564bfa"/>感想
<text:bookmark-end text:name="OrgXref.orge564bfa"/></text:h>
      <text:p text:style-name="Text_20_body">　実験の教室の人口密度が適度になっていて良いと思いました<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5Face" style:family="text">
      <style:text-properties fo:color="#b1951d"/>
    </style:style>
    <style:style style:name="OrgSrcRainbowDelimitersDepth4Face" style:family="text">
      <style:text-properties fo:color="#67b11d"/>
    </style:style>
    <style:style style:name="OrgSrcFontLockCommentFace" style:family="text">
      <style:text-properties fo:color="#2aa1ae"/>
    </style:style>
    <style:style style:name="OrgSrcFontLockCommentDelimiterFace" style:family="text">
      <style:text-properties fo:color="#2aa1ae"/>
    </style:style>
    <style:style style:name="OrgSrcFontLockKeywordFace" style:family="text">
      <style:text-properties fo:color="#4f97d7"/>
    </style:style>
    <style:style style:name="OrgSrcRainbowDelimitersDepth3Face" style:family="text">
      <style:text-properties fo:color="#2d9574"/>
    </style:style>
    <style:style style:name="OrgSrcHighlightNumbersNumber" style:family="text">
      <style:text-properties fo:color="#a45bad"/>
    </style:style>
    <style:style style:name="OrgSrcRainbowDelimitersDepth2Face" style:family="text">
      <style:text-properties fo:color="#bc6ec5"/>
    </style:style>
    <style:style style:name="OrgSrcRainbowDelimitersDepth1Face" style:family="text">
      <style:text-properties fo:color="#4f97d7"/>
    </style:style>
    <style:style style:name="OrgSrcFontLockFunctionNameFace" style:family="text">
      <style:text-properties fo:color="#bc6ec5"/>
    </style:style>
    <style:style style:name="OrgSrcFontLockVariableNameFace" style:family="text">
      <style:text-properties fo:color="#7590db"/>
    </style:style>
    <style:style style:name="OrgSrcFontLockTypeFace" style:family="text">
      <style:text-properties fo:color="#ce537a"/>
    </style:style>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style:style style:name="OrgSrcFontLockStringFace" style:family="text">
      <style:text-properties fo:color="#2d9574"/>
    </style:style>
    <style:style style:name="OrgSrcFontLockPreprocessorFace" style:family="text">
      <style:text-properties fo:color="#bc6ec5"/>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情報科学類二年 江畑 拓哉(201611350)</dc:creator>
    <meta:initial-creator>情報科学類二年 江畑 拓哉(201611350)</meta:initial-creator>
    <meta:generator>Emacs 24.5.1 (Org mode 9.1.1)</meta:generator>
    <meta:keyword/>
    <dc:subject/>
    <dc:title>CG基礎 課題2</dc:title>
  </office:meta>
</office:document-meta>
</file>